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2" svg:font-family="'Courier New'"/>
    <style:font-face style:name="Courier New1" svg:font-family="'Courier New'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helvetica" svg:font-family="helvetica" style:font-family-generic="roman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1.0493in"/>
    </style:style>
    <style:style style:name="Table3.B" style:family="table-column">
      <style:table-column-properties style:column-width="3.916in"/>
    </style:style>
    <style:style style:name="Table3.C" style:family="table-column">
      <style:table-column-properties style:column-width="0.4813in"/>
    </style:style>
    <style:style style:name="Table3.D" style:family="table-column">
      <style:table-column-properties style:column-width="1.053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854in" fo:padding-right="0.075in" fo:padding-top="0.0382in" fo:padding-bottom="0.0382in" fo:border="none"/>
    </style:style>
    <style:style style:name="Table3.3" style:family="table-row">
      <style:table-row-properties style:min-row-height="5.2625in" fo:keep-together="auto"/>
    </style:style>
    <style:style style:name="Table3.36" style:family="table-row">
      <style:table-row-properties style:min-row-height="0.5625in" fo:keep-together="auto"/>
    </style:style>
    <style:style style:name="Table1" style:family="table">
      <style:table-properties style:width="4.2431in" fo:margin-left="0in" fo:margin-top="0in" fo:margin-bottom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375in"/>
    </style:style>
    <style:style style:name="Table1.D" style:family="table-column">
      <style:table-column-properties style:column-width="0.805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none" fo:border-right="none" fo:border-top="none" fo:border-bottom="0.5pt solid #000000"/>
    </style:style>
    <style:style style:name="Table1.A2" style:family="table-cell">
      <style:table-cell-properties fo:padding="0.0382in" fo:border="none"/>
    </style:style>
    <style:style style:name="Table2" style:family="table">
      <style:table-properties style:width="4.2431in" fo:margin-left="0in" fo:margin-top="0in" fo:margin-bottom="0in" table:align="left" style:writing-mode="lr-tb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1.0625in"/>
    </style:style>
    <style:style style:name="Table2.C" style:family="table-column">
      <style:table-column-properties style:column-width="1.375in"/>
    </style:style>
    <style:style style:name="Table2.D" style:family="table-column">
      <style:table-column-properties style:column-width="0.805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none" fo:border-right="none" fo:border-top="none" fo:border-bottom="0.5pt solid #000000"/>
    </style:style>
    <style:style style:name="Table2.A2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Courier New" fo:font-size="10pt" style:font-size-asian="10pt" style:font-name-complex="Courier New3" style:font-size-complex="10pt"/>
    </style:style>
    <style:style style:name="P3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" fo:font-size="10pt" fo:font-style="italic" style:text-underline-style="none" style:font-size-asian="10pt" style:font-style-asian="italic" style:font-name-complex="Times New Roman" style:font-size-complex="12pt" style:font-style-complex="italic"/>
    </style:style>
    <style:style style:name="P5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" fo:font-size="10pt" fo:font-style="italic" style:font-size-asian="10pt" style:font-style-asian="italic" style:font-name-complex="Times New Roman" style:font-size-complex="12pt" style:font-style-complex="italic"/>
    </style:style>
    <style:style style:name="P6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" fo:font-size="10pt" fo:font-weight="bold" style:font-size-asian="10pt" style:font-weight-asian="bold" style:font-name-complex="Times New Roman" style:font-size-complex="12pt"/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" fo:font-size="10pt" fo:font-weight="bold" style:font-size-asian="10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" fo:font-size="10pt" fo:font-weight="normal" style:font-size-asian="10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" fo:font-size="8pt" style:font-size-asian="8pt" style:font-name-complex="Times New Roman" style:font-size-complex="8pt"/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6.5in" style:type="right"/>
        </style:tab-stops>
      </style:paragraph-properties>
      <style:text-properties style:font-name="helvetica" fo:font-size="8pt" style:font-size-asian="8pt" style:font-size-complex="8pt"/>
    </style:style>
    <style:style style:name="P11" style:family="paragraph" style:parent-style-name="Table_20_Contents">
      <style:paragraph-properties fo:margin-top="0in" fo:margin-bottom="0in" loext:contextual-spacing="false" fo:line-height="100%"/>
      <style:text-properties fo:font-size="8pt" style:font-size-asian="8pt" style:font-size-complex="8pt"/>
    </style:style>
    <style:style style:name="P12" style:family="paragraph" style:parent-style-name="Table_20_Contents">
      <style:paragraph-properties fo:margin-top="0in" fo:margin-bottom="0in" loext:contextual-spacing="false" fo:line-height="100%"/>
      <style:text-properties style:font-name="helvetica" fo:font-size="8pt" style:font-size-asian="8pt" style:font-size-complex="8pt"/>
    </style:style>
    <style:style style:name="P13" style:family="paragraph" style:parent-style-name="Standard">
      <style:paragraph-properties fo:margin-top="0in" fo:margin-bottom="0.3335in" loext:contextual-spacing="false" fo:padding-left="0in" fo:padding-right="0in" fo:padding-top="0in" fo:padding-bottom="0.0138in" fo:border-left="none" fo:border-right="none" fo:border-top="none" fo:border-bottom="0.74pt solid #000000">
        <style:tab-stops>
          <style:tab-stop style:position="6.5in" style:type="right"/>
        </style:tab-stops>
      </style:paragraph-properties>
    </style:style>
    <style:style style:name="P14" style:family="paragraph" style:parent-style-name="Standard">
      <style:paragraph-properties fo:margin-top="0in" fo:margin-bottom="0.3335in" loext:contextual-spacing="false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15" style:family="paragraph" style:parent-style-name="List_20_Paragraph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16" style:family="paragraph" style:parent-style-name="List_20_Paragraph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Courier New1" fo:font-size="8pt" officeooo:rsid="0002ec45" officeooo:paragraph-rsid="002b556e" style:font-size-asian="8pt" style:font-size-complex="8pt"/>
    </style:style>
    <style:style style:name="P17" style:family="paragraph" style:parent-style-name="List_20_Paragraph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Courier New1" fo:font-size="8pt" officeooo:paragraph-rsid="002b556e" style:font-size-asian="8pt" style:font-size-complex="8pt"/>
    </style:style>
    <style:style style:name="P18" style:family="paragraph" style:parent-style-name="List_20_Paragraph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use-window-font-color="true" style:font-name="Courier New1" fo:font-size="8pt" fo:language="en" fo:country="US" officeooo:rsid="0002ec45" officeooo:paragraph-rsid="001b80ba" style:letter-kerning="false" style:font-name-asian="Calibri1" style:font-size-asian="8pt" style:language-asian="en" style:country-asian="US" style:font-name-complex="Times New Roman" style:font-size-complex="8pt" style:language-complex="ar" style:country-complex="SA"/>
    </style:style>
    <style:style style:name="P19" style:family="paragraph" style:parent-style-name="List_20_Paragraph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use-window-font-color="true" style:font-name="Courier New1" fo:font-size="8pt" fo:language="en" fo:country="US" officeooo:rsid="0002ec45" officeooo:paragraph-rsid="0014cb93" style:letter-kerning="false" style:font-name-asian="Calibri1" style:font-size-asian="8pt" style:language-asian="en" style:country-asian="US" style:font-name-complex="Times New Roman" style:font-size-complex="8pt" style:language-complex="ar" style:country-complex="SA"/>
    </style:style>
    <style:style style:name="P20" style:family="paragraph" style:parent-style-name="List_20_Paragraph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use-window-font-color="true" style:font-name="Courier New1" fo:font-size="8pt" fo:language="en" fo:country="US" officeooo:rsid="001cecba" officeooo:paragraph-rsid="002b556e" style:letter-kerning="false" style:font-name-asian="Calibri1" style:font-size-asian="8pt" style:language-asian="en" style:country-asian="US" style:font-name-complex="Times New Roman" style:font-size-complex="8pt" style:language-complex="ar" style:country-complex="SA"/>
    </style:style>
    <style:style style:name="P21" style:family="paragraph" style:parent-style-name="List_20_Paragraph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use-window-font-color="true" style:font-name="Courier New1" fo:font-size="8pt" fo:language="en" fo:country="US" officeooo:rsid="0014cb93" officeooo:paragraph-rsid="002b556e" style:letter-kerning="false" style:font-name-asian="Calibri1" style:font-size-asian="8pt" style:language-asian="en" style:country-asian="US" style:font-name-complex="Times New Roman" style:font-size-complex="8pt" style:language-complex="ar" style:country-complex="SA"/>
    </style:style>
    <style:style style:name="P22" style:family="paragraph" style:parent-style-name="List_20_Paragraph">
      <style:paragraph-properties fo:margin-left="0.25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23" style:family="paragraph" style:parent-style-name="List_20_Paragraph">
      <style:paragraph-properties fo:margin-left="0.25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0pt"/>
    </style:style>
    <style:style style:name="P24" style:family="paragraph" style:parent-style-name="List_20_Paragraph">
      <style:paragraph-properties fo:margin-left="0.25in" fo:margin-right="0in" fo:margin-top="0in" fo:margin-bottom="0.1665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25" style:family="paragraph" style:parent-style-name="List_20_Paragraph">
      <style:paragraph-properties fo:margin-left="0.75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26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officeooo:rsid="0002ec45" officeooo:paragraph-rsid="002a7b50"/>
    </style:style>
    <style:style style:name="P27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Courier New1" fo:font-size="8pt" officeooo:rsid="0002ec45" officeooo:paragraph-rsid="001618da" style:font-size-asian="8pt" style:font-size-complex="8pt"/>
    </style:style>
    <style:style style:name="P28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Courier New1" fo:font-size="8pt" officeooo:rsid="000419e1" officeooo:paragraph-rsid="0004c715" style:font-size-asian="8pt" style:font-size-complex="8pt"/>
    </style:style>
    <style:style style:name="P29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officeooo:rsid="000419e1" officeooo:paragraph-rsid="002a7b50"/>
    </style:style>
    <style:style style:name="P30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use-window-font-color="true" style:font-name="Courier New1" fo:font-size="8pt" fo:language="en" fo:country="US" officeooo:rsid="0002ec45" officeooo:paragraph-rsid="001618da" style:letter-kerning="false" style:font-name-asian="Calibri1" style:font-size-asian="8pt" style:language-asian="en" style:country-asian="US" style:font-name-complex="Times New Roman" style:font-size-complex="8pt" style:language-complex="ar" style:country-complex="SA"/>
    </style:style>
    <style:style style:name="P31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use-window-font-color="true" style:font-name="Courier New1" fo:font-size="8pt" fo:language="en" fo:country="US" officeooo:rsid="0002ec45" officeooo:paragraph-rsid="0004c715" style:letter-kerning="false" style:font-name-asian="Calibri1" style:font-size-asian="8pt" style:language-asian="en" style:country-asian="US" style:font-name-complex="Times New Roman" style:font-size-complex="8pt" style:language-complex="ar" style:country-complex="SA"/>
    </style:style>
    <style:style style:name="P32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use-window-font-color="true" style:font-name="Courier New1" fo:font-size="8pt" fo:language="en" fo:country="US" officeooo:rsid="000419e1" officeooo:paragraph-rsid="000419e1" style:letter-kerning="false" style:font-name-asian="Calibri1" style:font-size-asian="8pt" style:language-asian="en" style:country-asian="US" style:font-name-complex="Times New Roman" style:font-size-complex="8pt" style:language-complex="ar" style:country-complex="SA"/>
    </style:style>
    <style:style style:name="P33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>
        <style:tab-stops>
          <style:tab-stop style:position="6.5in" style:type="right"/>
        </style:tab-stops>
      </style:paragraph-properties>
      <style:text-properties style:font-name="Helvetica" fo:font-size="10pt" fo:font-style="italic" style:font-size-asian="10pt" style:font-style-asian="italic" style:font-name-complex="Times New Roman" style:font-size-complex="12pt" style:font-style-complex="italic"/>
    </style:style>
    <style:style style:name="P34" style:family="paragraph" style:parent-style-name="Standard" style:master-page-name="Standard">
      <style:paragraph-properties fo:margin-top="0in" fo:margin-bottom="0in" loext:contextual-spacing="false" style:page-number="auto" fo:padding-left="0in" fo:padding-right="0in" fo:padding-top="0in" fo:padding-bottom="0.0138in" fo:border-left="none" fo:border-right="none" fo:border-top="none" fo:border-bottom="0.74pt solid #000000">
        <style:tab-stops>
          <style:tab-stop style:position="6.5in" style:type="right"/>
        </style:tab-stops>
      </style:paragraph-properties>
      <style:text-properties style:font-name="Arial Narrow" fo:font-size="18pt" style:font-size-asian="18pt" style:font-name-complex="Times New Roman" style:font-size-complex="12pt"/>
    </style:style>
    <style:style style:name="P35" style:family="paragraph" style:parent-style-name="List_20_Paragraph" style:list-style-name="WWNum12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36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37" style:family="paragraph" style:parent-style-name="List_20_Paragraph" style:list-style-name="WWNum18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38" style:family="paragraph" style:parent-style-name="List_20_Paragraph" style:list-style-name="WWNum18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officeooo:paragraph-rsid="002e24e3" style:font-size-asian="10pt" style:font-name-complex="Times New Roman" style:font-size-complex="12pt"/>
    </style:style>
    <style:style style:name="P39" style:family="paragraph" style:parent-style-name="List_20_Paragraph" style:list-style-name="WWNum16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40" style:family="paragraph" style:parent-style-name="List_20_Paragraph" style:list-style-name="WWNum15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41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42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43" style:family="paragraph" style:parent-style-name="List_20_Paragraph" style:list-style-name="WWNum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44" style:family="paragraph" style:parent-style-name="List_20_Paragraph" style:list-style-name="WWNum13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45" style:family="paragraph" style:parent-style-name="List_20_Paragraph" style:list-style-name="WWNum8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46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officeooo:rsid="0035d299" officeooo:paragraph-rsid="0035d299" style:font-size-asian="10pt" style:font-name-complex="Times New Roman" style:font-size-complex="12pt"/>
    </style:style>
    <style:style style:name="P47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officeooo:rsid="0035d299" officeooo:paragraph-rsid="00362b89" style:font-size-asian="10pt" style:font-name-complex="Times New Roman" style:font-size-complex="12pt"/>
    </style:style>
    <style:style style:name="P48" style:family="paragraph" style:parent-style-name="List_20_Paragraph" style:list-style-name="WWNum18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officeooo:rsid="002e24e3" officeooo:paragraph-rsid="002e24e3" style:font-size-asian="10pt" style:font-name-complex="Times New Roman" style:font-size-complex="12pt"/>
    </style:style>
    <style:style style:name="P49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0pt"/>
    </style:style>
    <style:style style:name="P50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fo:font-weight="bold" style:font-size-asian="10pt" style:font-weight-asian="bold" style:font-name-complex="Times New Roman" style:font-size-complex="10pt"/>
    </style:style>
    <style:style style:name="P51" style:family="paragraph" style:parent-style-name="List_20_Paragraph" style:list-style-name="WWNum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fo:font-weight="bold" style:font-size-asian="10pt" style:font-weight-asian="bold" style:font-name-complex="Times New Roman" style:font-size-complex="12pt"/>
    </style:style>
    <style:style style:name="P52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</style:style>
    <style:style style:name="P53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</style:style>
    <style:style style:name="P54" style:family="paragraph" style:parent-style-name="List_20_Paragraph" style:list-style-name="WWNum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</style:style>
    <style:style style:name="P55" style:family="paragraph" style:parent-style-name="List_20_Paragraph" style:list-style-name="WWNum8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</style:style>
    <style:style style:name="P56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officeooo:rsid="0002ec45" officeooo:paragraph-rsid="001618da"/>
    </style:style>
    <style:style style:name="P57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officeooo:rsid="000419e1" officeooo:paragraph-rsid="000419e1"/>
    </style:style>
    <style:style style:name="P58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use-window-font-color="true" style:font-name="Helvetica" fo:font-size="10pt" fo:language="en" fo:country="US" officeooo:rsid="0030cee7" officeooo:paragraph-rsid="0030cee7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P59" style:family="paragraph" style:parent-style-name="List_20_Paragraph" style:list-style-name="WWNum17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use-window-font-color="true" style:font-name="Helvetica" fo:font-size="10pt" fo:language="en" fo:country="US" officeooo:rsid="0034aab1" officeooo:paragraph-rsid="0034aab1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P60" style:family="paragraph" style:parent-style-name="List_20_Paragraph" style:list-style-name="WWNum18">
      <style:paragraph-properties fo:margin-top="0in" fo:margin-bottom="0in" loext:contextual-spacing="true" fo:line-height="100%">
        <style:tab-stops>
          <style:tab-stop style:position="6.5in" style:type="right"/>
        </style:tab-stops>
      </style:paragraph-properties>
      <style:text-properties style:use-window-font-color="true" style:font-name="Helvetica" fo:font-size="10pt" fo:language="en" fo:country="US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P61" style:family="paragraph" style:parent-style-name="List_20_Paragraph" style:list-style-name="WWNum2">
      <style:paragraph-properties fo:margin-top="0in" fo:margin-bottom="0.333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62" style:family="paragraph" style:parent-style-name="List_20_Paragraph" style:list-style-name="WWNum6">
      <style:paragraph-properties fo:margin-top="0in" fo:margin-bottom="0.333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63" style:family="paragraph" style:parent-style-name="List_20_Paragraph" style:list-style-name="WWNum3">
      <style:paragraph-properties fo:margin-top="0in" fo:margin-bottom="0.333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64" style:family="paragraph" style:parent-style-name="List_20_Paragraph" style:list-style-name="WWNum10">
      <style:paragraph-properties fo:margin-top="0in" fo:margin-bottom="0.333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65" style:family="paragraph" style:parent-style-name="List_20_Paragraph" style:list-style-name="WWNum1">
      <style:paragraph-properties fo:margin-top="0in" fo:margin-bottom="0.333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0pt"/>
    </style:style>
    <style:style style:name="P66" style:family="paragraph" style:parent-style-name="List_20_Paragraph" style:list-style-name="WWNum5">
      <style:paragraph-properties fo:margin-top="0in" fo:margin-bottom="0.166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67" style:family="paragraph" style:parent-style-name="List_20_Paragraph" style:list-style-name="WWNum6">
      <style:paragraph-properties fo:margin-top="0in" fo:margin-bottom="0.166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68" style:family="paragraph" style:parent-style-name="List_20_Paragraph" style:list-style-name="WWNum14">
      <style:paragraph-properties fo:margin-top="0in" fo:margin-bottom="0.166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69" style:family="paragraph" style:parent-style-name="List_20_Paragraph" style:list-style-name="WWNum11">
      <style:paragraph-properties fo:margin-top="0in" fo:margin-bottom="0.166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70" style:family="paragraph" style:parent-style-name="List_20_Paragraph" style:list-style-name="WWNum9">
      <style:paragraph-properties fo:margin-top="0in" fo:margin-bottom="0.166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71" style:family="paragraph" style:parent-style-name="List_20_Paragraph" style:list-style-name="WWNum10">
      <style:paragraph-properties fo:margin-top="0in" fo:margin-bottom="0.166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2pt"/>
    </style:style>
    <style:style style:name="P72" style:family="paragraph" style:parent-style-name="List_20_Paragraph" style:list-style-name="WWNum1">
      <style:paragraph-properties fo:margin-top="0in" fo:margin-bottom="0.1665in" loext:contextual-spacing="true" fo:line-height="100%">
        <style:tab-stops>
          <style:tab-stop style:position="6.5in" style:type="right"/>
        </style:tab-stops>
      </style:paragraph-properties>
      <style:text-properties style:font-name="Helvetica" fo:font-size="10pt" style:font-size-asian="10pt" style:font-name-complex="Times New Roman" style:font-size-complex="10pt"/>
    </style:style>
    <style:style style:name="P73" style:family="paragraph" style:parent-style-name="List_20_Paragraph" style:list-style-name="WWNum1">
      <style:paragraph-properties fo:margin-top="0in" fo:margin-bottom="0.1665in" loext:contextual-spacing="true" fo:line-height="100%">
        <style:tab-stops>
          <style:tab-stop style:position="6.5in" style:type="right"/>
        </style:tab-stops>
      </style:paragraph-properties>
    </style:style>
    <style:style style:name="T1" style:family="text">
      <style:text-properties style:font-name="Arial Narrow" fo:font-size="12pt" style:font-size-asian="12pt" style:font-name-complex="Times New Roman" style:font-size-complex="12pt"/>
    </style:style>
    <style:style style:name="T2" style:family="text">
      <style:text-properties style:font-name="Arial Narrow" fo:font-size="12pt" officeooo:rsid="00367872" style:font-size-asian="12pt" style:font-name-complex="Times New Roman" style:font-size-complex="12pt"/>
    </style:style>
    <style:style style:name="T3" style:family="text">
      <style:text-properties style:font-name="Helvetica" fo:font-size="10pt" style:font-size-asian="10pt" style:font-name-complex="Times New Roman" style:font-size-complex="12pt"/>
    </style:style>
    <style:style style:name="T4" style:family="text">
      <style:text-properties style:font-name="Helvetica" fo:font-size="10pt" officeooo:rsid="0018b915" style:font-size-asian="10pt" style:font-name-complex="Times New Roman" style:font-size-complex="12pt"/>
    </style:style>
    <style:style style:name="T5" style:family="text">
      <style:text-properties style:font-name="Helvetica" fo:font-size="10pt" officeooo:rsid="00191df7" style:font-size-asian="10pt" style:font-name-complex="Times New Roman" style:font-size-complex="12pt"/>
    </style:style>
    <style:style style:name="T6" style:family="text">
      <style:text-properties style:font-name="Helvetica" fo:font-size="10pt" officeooo:rsid="001992e2" style:font-size-asian="10pt" style:font-name-complex="Times New Roman" style:font-size-complex="12pt"/>
    </style:style>
    <style:style style:name="T7" style:family="text">
      <style:text-properties style:font-name="Helvetica" fo:font-size="10pt" officeooo:rsid="001fcdb0" style:font-size-asian="10pt" style:font-name-complex="Times New Roman" style:font-size-complex="12pt"/>
    </style:style>
    <style:style style:name="T8" style:family="text">
      <style:text-properties style:font-name="Helvetica" fo:font-size="10pt" officeooo:rsid="0028aa06" style:font-size-asian="10pt" style:font-name-complex="Times New Roman" style:font-size-complex="12pt"/>
    </style:style>
    <style:style style:name="T9" style:family="text">
      <style:text-properties style:font-name="Helvetica" fo:font-size="10pt" style:font-size-asian="10pt" style:font-name-complex="Times New Roman" style:font-size-complex="10pt"/>
    </style:style>
    <style:style style:name="T10" style:family="text">
      <style:text-properties style:font-name="Helvetica" fo:font-size="10pt" style:font-size-asian="10pt" style:font-name-complex="Courier New3" style:font-size-complex="10pt"/>
    </style:style>
    <style:style style:name="T11" style:family="text">
      <style:text-properties style:font-name="Helvetica" fo:font-size="10pt" fo:font-weight="bold" style:font-size-asian="10pt" style:font-weight-asian="bold" style:font-name-complex="Times New Roman" style:font-size-complex="12pt"/>
    </style:style>
    <style:style style:name="T12" style:family="text">
      <style:text-properties style:font-name="Helvetica" fo:font-size="10pt" fo:font-style="italic" style:text-underline-style="none" style:font-size-asian="10pt" style:font-style-asian="italic" style:font-name-complex="Times New Roman" style:font-size-complex="12pt" style:font-style-complex="italic"/>
    </style:style>
    <style:style style:name="T13" style:family="text">
      <style:text-properties style:font-name="Helvetica" fo:font-size="10pt" fo:font-style="italic" style:text-underline-style="none" officeooo:rsid="001726fa" style:font-size-asian="10pt" style:font-style-asian="italic" style:font-name-complex="Times New Roman" style:font-size-complex="12pt" style:font-style-complex="italic"/>
    </style:style>
    <style:style style:name="T14" style:family="text">
      <style:text-properties style:font-name="Helvetica" fo:font-size="10pt" fo:font-style="italic" style:font-size-asian="10pt" style:font-style-asian="italic" style:font-name-complex="Times New Roman" style:font-size-complex="12pt"/>
    </style:style>
    <style:style style:name="T15" style:family="text">
      <style:text-properties style:font-name="Helvetica" fo:font-size="10pt" fo:font-style="italic" style:font-size-asian="10pt" style:font-style-asian="italic" style:font-name-complex="Times New Roman" style:font-size-complex="12pt" style:font-style-complex="italic"/>
    </style:style>
    <style:style style:name="T16" style:family="text">
      <style:text-properties style:font-name="Helvetica" fo:font-size="10pt" fo:font-style="italic" style:font-size-asian="10pt" style:font-style-asian="italic" style:font-name-complex="Times New Roman" style:font-size-complex="10pt"/>
    </style:style>
    <style:style style:name="T17" style:family="text">
      <style:text-properties style:font-name="Helvetica" fo:font-size="10pt" fo:font-weight="normal" style:font-size-asian="10pt" style:font-weight-asian="normal" style:font-name-complex="Times New Roman" style:font-size-complex="12pt" style:font-weight-complex="normal"/>
    </style:style>
    <style:style style:name="T18" style:family="text">
      <style:text-properties style:font-name="Courier New" fo:font-size="10pt" style:font-size-asian="10pt" style:font-name-complex="Courier New3" style:font-size-complex="10pt"/>
    </style:style>
    <style:style style:name="T19" style:family="text">
      <style:text-properties style:use-window-font-color="true" style:font-name="Helvetica" fo:font-size="10pt" style:text-underline-style="none" style:font-size-asian="10pt" style:font-name-complex="Courier New3" style:font-size-complex="10pt"/>
    </style:style>
    <style:style style:name="T20" style:family="text">
      <style:text-properties style:use-window-font-color="true" style:font-name="Helvetica" fo:font-size="10pt" fo:language="en" fo:country="US" fo:font-style="italic" style:letter-kerning="false" style:font-name-asian="Calibri1" style:font-size-asian="10pt" style:language-asian="en" style:country-asian="US" style:font-style-asian="italic" style:font-name-complex="Times New Roman" style:font-size-complex="12pt" style:language-complex="ar" style:country-complex="SA" style:font-style-complex="italic"/>
    </style:style>
    <style:style style:name="T21" style:family="text">
      <style:text-properties style:use-window-font-color="true" style:font-name="Helvetica" fo:font-size="10pt" fo:language="en" fo:country="US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22" style:family="text">
      <style:text-properties style:use-window-font-color="true" style:font-name="Helvetica" fo:font-size="10pt" fo:language="en" fo:country="US" officeooo:rsid="000419e1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23" style:family="text">
      <style:text-properties style:use-window-font-color="true" style:font-name="Helvetica" fo:font-size="10pt" fo:language="en" fo:country="US" officeooo:rsid="0004c715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24" style:family="text">
      <style:text-properties style:use-window-font-color="true" style:font-name="Helvetica" fo:font-size="10pt" fo:language="en" fo:country="US" officeooo:rsid="00083578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25" style:family="text">
      <style:text-properties style:use-window-font-color="true" style:font-name="Helvetica" fo:font-size="10pt" fo:language="en" fo:country="US" officeooo:rsid="000867e6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26" style:family="text">
      <style:text-properties style:use-window-font-color="true" style:font-name="Helvetica" fo:font-size="10pt" fo:language="en" fo:country="US" officeooo:rsid="000a2e94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27" style:family="text">
      <style:text-properties style:use-window-font-color="true" style:font-name="Helvetica" fo:font-size="10pt" fo:language="en" fo:country="US" officeooo:rsid="000b0d42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28" style:family="text">
      <style:text-properties style:use-window-font-color="true" style:font-name="Helvetica" fo:font-size="10pt" fo:language="en" fo:country="US" officeooo:rsid="000e1e42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29" style:family="text">
      <style:text-properties style:use-window-font-color="true" style:font-name="Helvetica" fo:font-size="10pt" fo:language="en" fo:country="US" officeooo:rsid="0014cb93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30" style:family="text">
      <style:text-properties style:use-window-font-color="true" style:font-name="Helvetica" fo:font-size="10pt" fo:language="en" fo:country="US" officeooo:rsid="00156628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31" style:family="text">
      <style:text-properties style:use-window-font-color="true" style:font-name="Helvetica" fo:font-size="10pt" fo:language="en" fo:country="US" officeooo:rsid="001a6de2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32" style:family="text">
      <style:text-properties style:use-window-font-color="true" style:font-name="Helvetica" fo:font-size="10pt" fo:language="en" fo:country="US" officeooo:rsid="0020fa27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33" style:family="text">
      <style:text-properties style:use-window-font-color="true" style:font-name="Helvetica" fo:font-size="10pt" fo:language="en" fo:country="US" officeooo:rsid="00225edc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34" style:family="text">
      <style:text-properties style:use-window-font-color="true" style:font-name="Helvetica" fo:font-size="10pt" fo:language="en" fo:country="US" officeooo:rsid="0022cb4e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35" style:family="text">
      <style:text-properties style:use-window-font-color="true" style:font-name="Helvetica" fo:font-size="10pt" fo:language="en" fo:country="US" officeooo:rsid="00245bec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36" style:family="text">
      <style:text-properties style:use-window-font-color="true" style:font-name="Helvetica" fo:font-size="10pt" fo:language="en" fo:country="US" officeooo:rsid="002a7b50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37" style:family="text">
      <style:text-properties style:use-window-font-color="true" style:font-name="Helvetica" fo:font-size="10pt" fo:language="en" fo:country="US" officeooo:rsid="0030cee7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38" style:family="text">
      <style:text-properties style:use-window-font-color="true" style:font-name="Helvetica" fo:font-size="10pt" fo:language="en" fo:country="US" officeooo:rsid="0032a2f4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39" style:family="text">
      <style:text-properties style:use-window-font-color="true" style:font-name="Helvetica" fo:font-size="10pt" fo:language="en" fo:country="US" officeooo:rsid="0033c6ef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40" style:family="text">
      <style:text-properties style:use-window-font-color="true" style:font-name="Helvetica" fo:font-size="10pt" fo:language="en" fo:country="US" fo:font-weight="bold" style:letter-kerning="false" style:font-name-asian="Calibri1" style:font-size-asian="10pt" style:language-asian="en" style:country-asian="US" style:font-weight-asian="bold" style:font-name-complex="Times New Roman" style:font-size-complex="12pt" style:language-complex="ar" style:country-complex="SA" style:font-weight-complex="bold"/>
    </style:style>
    <style:style style:name="T41" style:family="text">
      <style:text-properties style:use-window-font-color="true" style:font-name="Helvetica" fo:font-size="10pt" fo:language="en" fo:country="US" fo:font-weight="bold" officeooo:rsid="0004c715" style:letter-kerning="false" style:font-name-asian="Calibri1" style:font-size-asian="10pt" style:language-asian="en" style:country-asian="US" style:font-weight-asian="bold" style:font-name-complex="Times New Roman" style:font-size-complex="12pt" style:language-complex="ar" style:country-complex="SA" style:font-weight-complex="bold"/>
    </style:style>
    <style:style style:name="T42" style:family="text">
      <style:text-properties style:use-window-font-color="true" style:font-name="Helvetica" fo:font-size="10pt" fo:language="en" fo:country="US" style:text-underline-style="solid" style:text-underline-width="auto" style:text-underline-color="font-color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Helvetica" fo:font-size="10pt" fo:language="en" fo:country="US" style:text-underline-style="solid" style:text-underline-width="auto" style:text-underline-color="font-color" officeooo:rsid="000419e1" style:letter-kerning="false" style:font-name-asian="Calibri1" style:font-size-asian="10pt" style:language-asian="en" style:country-asian="US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="Helvetica" fo:font-size="10pt" fo:language="en" fo:country="US" fo:font-weight="normal" style:letter-kerning="false" style:font-name-asian="Calibri1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45" style:family="text">
      <style:text-properties style:use-window-font-color="true" style:font-name="Helvetica" fo:font-size="10pt" fo:language="en" fo:country="US" fo:font-weight="normal" officeooo:rsid="000419e1" style:letter-kerning="false" style:font-name-asian="Calibri1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46" style:family="text">
      <style:text-properties style:use-window-font-color="true" style:font-name="Helvetica" fo:font-size="10pt" fo:language="en" fo:country="US" fo:font-weight="normal" officeooo:rsid="00065808" style:letter-kerning="false" style:font-name-asian="Calibri1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47" style:family="text">
      <style:text-properties style:use-window-font-color="true" style:font-name="Helvetica" fo:font-size="10pt" fo:language="en" fo:country="US" fo:font-weight="normal" officeooo:rsid="0004c715" style:letter-kerning="false" style:font-name-asian="Calibri1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48" style:family="text">
      <style:text-properties style:use-window-font-color="true" style:font-name="Helvetica" fo:font-size="10pt" fo:language="en" fo:country="US" fo:font-weight="normal" officeooo:rsid="002a7b50" style:letter-kerning="false" style:font-name-asian="Calibri1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49" style:family="text">
      <style:text-properties style:use-window-font-color="true" fo:language="en" fo:country="US" style:letter-kerning="false" style:font-name-asian="Calibri1" style:language-asian="en" style:country-asian="US" style:font-name-complex="Times New Roman" style:language-complex="ar" style:country-complex="SA"/>
    </style:style>
    <style:style style:name="T50" style:family="text">
      <style:text-properties style:use-window-font-color="true" fo:language="en" fo:country="US" officeooo:rsid="0010f214" style:letter-kerning="false" style:font-name-asian="Calibri1" style:language-asian="en" style:country-asian="US" style:font-name-complex="Times New Roman" style:language-complex="ar" style:country-complex="SA"/>
    </style:style>
    <style:style style:name="T51" style:family="text">
      <style:text-properties style:use-window-font-color="true" fo:language="en" fo:country="US" officeooo:rsid="0014cb93" style:letter-kerning="false" style:font-name-asian="Calibri1" style:language-asian="en" style:country-asian="US" style:font-name-complex="Times New Roman" style:language-complex="ar" style:country-complex="SA"/>
    </style:style>
    <style:style style:name="T52" style:family="text">
      <style:text-properties style:use-window-font-color="true" fo:language="en" fo:country="US" officeooo:rsid="0002ec45" style:letter-kerning="false" style:font-name-asian="Calibri1" style:language-asian="en" style:country-asian="US" style:font-name-complex="Times New Roman" style:language-complex="ar" style:country-complex="SA"/>
    </style:style>
    <style:style style:name="T53" style:family="text">
      <style:text-properties style:use-window-font-color="true" fo:language="en" fo:country="US" officeooo:rsid="0012ce9e" style:letter-kerning="false" style:font-name-asian="Calibri1" style:language-asian="en" style:country-asian="US" style:font-name-complex="Times New Roman" style:language-complex="ar" style:country-complex="SA"/>
    </style:style>
    <style:style style:name="T54" style:family="text">
      <style:text-properties style:font-name="helvetica"/>
    </style:style>
    <style:style style:name="T55" style:family="text">
      <style:text-properties style:font-name="helvetica" officeooo:rsid="0025b12c"/>
    </style:style>
    <style:style style:name="T56" style:family="text">
      <style:text-properties style:text-position="sub 58%" style:font-name="Helvetica" fo:font-size="10pt" fo:font-style="italic" style:font-size-asian="10pt" style:font-style-asian="italic" style:font-name-complex="Times New Roman" style:font-size-complex="10pt"/>
    </style:style>
    <style:style style:name="T57" style:family="text">
      <style:text-properties style:text-position="sub 58%" style:font-name="Helvetica" fo:font-size="10pt" style:font-size-asian="10pt" style:font-name-complex="Times New Roman" style:font-size-complex="10pt"/>
    </style:style>
    <style:style style:name="T58" style:family="text">
      <style:text-properties style:text-position="sub 58%" style:font-name="Helvetica" fo:font-size="10pt" style:font-size-asian="10pt" style:font-name-complex="Times New Roman" style:font-size-complex="12pt"/>
    </style:style>
    <style:style style:name="T59" style:family="text">
      <style:text-properties style:text-position="super 58%" style:font-name="Helvetica" fo:font-size="10pt" style:font-size-asian="10pt" style:font-name-complex="Times New Roman" style:font-size-complex="12pt"/>
    </style:style>
    <style:style style:name="T60" style:family="text">
      <style:text-properties style:text-position="super 58%" style:font-name="Helvetica" fo:font-size="10pt" style:font-size-asian="10pt" style:font-name-complex="Times New Roman" style:font-size-complex="10pt"/>
    </style:style>
    <style:style style:name="T61" style:family="text">
      <style:text-properties officeooo:rsid="002e24e3"/>
    </style:style>
    <style:style style:name="T62" style:family="text">
      <style:text-properties officeooo:rsid="002f5994"/>
    </style:style>
    <style:style style:name="T63" style:family="text">
      <style:text-properties officeooo:rsid="0035d299"/>
    </style:style>
    <style:style style:name="T64" style:family="text">
      <style:text-properties officeooo:rsid="00362b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Andy Wiens</text:p>
      <text:p text:style-name="P13"><text:span text:style-name="T1">Curriculum Vitae – </text:span><text:span text:style-name="T2">January</text:span><text:span text:style-name="T1"> </text:span><text:span text:style-name="T2">2020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">Contact Information</text:p>
          </table:table-cell>
          <table:table-cell table:style-name="Table3.A1" table:number-columns-spanned="2" office:value-type="string">
            <text:p text:style-name="P1"><text:span text:style-name="T3">10959 Janridge Lane<text:line-break/></text:span><text:span text:style-name="T9">Creve Coeur, MO 63141<text:line-break/>314-610-9194</text:span><text:span text:style-name="T10"><text:line-break/>andrew.wiens@oasisdigital.com <text:line-break/><text:line-break/></text:span><text:span text:style-name="T9">323 Gates Hall</text:span><text:span text:style-name="T10"><text:line-break/>adw223@cornell.edu</text:span><text:span text:style-name="T9"><text:line-break/></text:span><text:a xlink:type="simple" xlink:href="http://www.cs.cornell.edu/~andrew" text:style-name="ListLabel_20_163" text:visited-style-name="ListLabel_20_163"><text:span text:style-name="Internet_20_link"><text:span text:style-name="T18">http://www.cs.cornell.edu/~andrew</text:span></text:span></text:a></text:p>
            <text:p text:style-name="P2"><text:span text:style-name="Internet_20_link"/></text:p>
            <text:p text:style-name="P1"><text:span text:style-name="Internet_20_link"><text:span text:style-name="T19">andywiens255@gmail.com</text:span></text:span></text:p>
            <text:p text:style-name="P1"><text:a xlink:type="simple" xlink:href="http://www.andywiens.net/" text:style-name="ListLabel_20_163" text:visited-style-name="ListLabel_20_163"><text:span text:style-name="Internet_20_link"><text:span text:style-name="T18">http://www.andywiens.net</text:span></text:span></text:a></text:p>
            <text:p text:style-name="P2"><text:span text:style-name="Internet_20_link"/></text:p>
          </table:table-cell>
          <table:covered-table-cell/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Education</text:p>
          </table:table-cell>
          <table:table-cell table:style-name="Table3.A1" office:value-type="string">
            <text:list xml:id="list3795557929" text:style-name="WWNum12">
              <text:list-item>
                <text:p text:style-name="P35">Ph.D Computer Science, Cornell University</text:p>
              </text:list-item>
              <text:list-item>
                <text:p text:style-name="P35">M.S. Electrical Engineering, Georgia Tech</text:p>
              </text:list-item>
              <text:list-item>
                <text:p text:style-name="P35">B.S. Electrical Engineering, Washington University</text:p>
              </text:list-item>
              <text:list-item>
                <text:p text:style-name="P35">B.S. Computer Engineering, Washington University</text:p>
              </text:list-item>
            </text:list>
            <text:p text:style-name="P22"/>
          </table:table-cell>
          <table:table-cell table:style-name="Table3.A1" office:value-type="string">
            <text:p text:style-name="P3">4.0<text:line-break/>3.8<text:line-break/>3.77<text:line-break/>3.77</text:p>
          </table:table-cell>
          <table:table-cell table:style-name="Table3.A1" office:value-type="string">
            <text:p text:style-name="P3">Current<text:line-break/>2015<text:line-break/>2013<text:line-break/>2013</text:p>
          </table:table-cell>
        </table:table-row>
        <table:table-row table:style-name="Table3.3">
          <table:table-cell table:style-name="Table3.A1" office:value-type="string">
            <text:p text:style-name="P3">Current Position</text:p>
          </table:table-cell>
          <table:table-cell table:style-name="Table3.A1" table:number-columns-spanned="2" office:value-type="string">
            <text:p text:style-name="P6">Oasis Digital Solutions</text:p>
            <text:p text:style-name="P7">Software Developer </text:p>
            <text:p text:style-name="P4"/>
            <text:p text:style-name="P1"><text:span text:style-name="T12">Technologies </text:span><text:span text:style-name="T13">Learned</text:span><text:span text:style-name="T15">:</text:span><text:span text:style-name="T3"> Angular 2-</text:span><text:span text:style-name="T7">9</text:span><text:span text:style-name="T3">, TypeScript, Angular Material, Node.js, Nrwl Nx, Bazel, Google Cloud Platform, </text:span><text:span text:style-name="T4">Linux </text:span><text:span text:style-name="T5">(Ubuntu </text:span><text:span text:style-name="T6">18.04</text:span><text:span text:style-name="T5"> is my daily-driver </text:span><text:span text:style-name="T8">OS</text:span><text:span text:style-name="T5">)</text:span></text:p>
            <text:p text:style-name="P3"/>
            <text:p text:style-name="P1"><text:span text:style-name="T20">Projects for clients</text:span><text:span text:style-name="T15">:</text:span></text:p>
            <text:list xml:id="list282014583" text:style-name="WWNum17">
              <text:list-item>
                <text:p text:style-name="P52"><text:span text:style-name="T21">Lam Research Corp (</text:span><text:span text:style-name="T25">Fortune 500; </text:span><text:span text:style-name="T21">2 projects </text:span><text:span text:style-name="T35">c</text:span><text:span text:style-name="T21">ompleted)</text:span></text:p>
                <text:list>
                  <text:list-item>
                    <text:p text:style-name="P56"><text:span text:style-name="T42">Project </text:span><text:span text:style-name="T43">2</text:span><text:span text:style-name="T22"> </text:span><text:span text:style-name="T24">(Angular </text:span><text:span text:style-name="T27">6/</text:span><text:span text:style-name="T26">7/8</text:span><text:span text:style-name="T24"> </text:span><text:span text:style-name="T26">and</text:span><text:span text:style-name="T24"> Node.js; </text:span><text:span text:style-name="T37">1</text:span><text:span text:style-name="T28"> year</text:span><text:span text:style-name="T24">)</text:span></text:p>
                  </text:list-item>
                </text:list>
              </text:list-item>
            </text:list>
            <text:p text:style-name="P26"><text:span text:style-name="T40">231</text:span><text:span text:style-name="T41"> </text:span><text:span text:style-name="T40">commits</text:span><text:span text:style-name="T45"> </text:span><text:span text:style-name="T46">merged</text:span><text:span text:style-name="T47"> </text:span><text:span text:style-name="T46">into</text:span><text:span text:style-name="T45"> develop </text:span><text:span text:style-name="T48">o</text:span><text:span text:style-name="T21">ut of 918</text:span></text:p>
            <text:p text:style-name="P26"><text:span text:style-name="T21">= </text:span><text:span text:style-name="T40">27%</text:span><text:span text:style-name="T21"> of all commits </text:span><text:span text:style-name="T36">(</text:span><text:span text:style-name="T40">#2 committer</text:span><text:span text:style-name="T21"> </text:span><text:span text:style-name="T23">by volume</text:span><text:span text:style-name="T36">)</text:span></text:p>
            <text:p text:style-name="P30"/>
            <text:p text:style-name="P27"><text:span text:style-name="T49">Commits <text:s/></text:span><text:span text:style-name="T50">Author</text:span></text:p>
            <text:p text:style-name="P27"><text:span text:style-name="T49">======= <text:s/>====</text:span><text:span text:style-name="T50">==</text:span></text:p>
            <text:p text:style-name="P30"><text:s text:c="4"/>251 <text:s/>Joe</text:p>
            <text:p text:style-name="P30"><text:s text:c="4"/>231 <text:s/>Andy (me)</text:p>
            <text:p text:style-name="P30"><text:s text:c="4"/>159 <text:s/>Sam</text:p>
            <text:p text:style-name="P30"><text:s text:c="5"/>54 <text:s/>Bob</text:p>
            <text:p text:style-name="P30"><text:s text:c="4"/>... <text:s/>... </text:p>
            <text:p text:style-name="P30"/>
            <text:list xml:id="list183309822591882" text:continue-numbering="true" text:style-name="WWNum17">
              <text:list-item>
                <text:list>
                  <text:list-item>
                    <text:p text:style-name="P57"><text:span text:style-name="T42">Project 1</text:span><text:span text:style-name="T21"> </text:span><text:span text:style-name="T24">(Angular </text:span><text:span text:style-name="T26">5</text:span><text:span text:style-name="T24"> </text:span><text:span text:style-name="T26">and</text:span><text:span text:style-name="T24"> Node.js; </text:span><text:span text:style-name="T33">6 months</text:span><text:span text:style-name="T24">)</text:span></text:p>
                  </text:list-item>
                </text:list>
              </text:list-item>
            </text:list>
            <text:p text:style-name="P29"><text:span text:style-name="T40">53</text:span><text:span text:style-name="T41"> </text:span><text:span text:style-name="T40">commits</text:span><text:span text:style-name="T44"> </text:span><text:span text:style-name="T46">merged</text:span><text:span text:style-name="T47"> </text:span><text:span text:style-name="T46">into</text:span><text:span text:style-name="T44"> develop</text:span><text:span text:style-name="T47"> </text:span><text:span text:style-name="T48">o</text:span><text:span text:style-name="T21">ut of 282</text:span></text:p>
            <text:p text:style-name="P29"><text:span text:style-name="T21">= </text:span><text:span text:style-name="T40">19%</text:span><text:span text:style-name="T21"> of all commits </text:span><text:span text:style-name="T36">(</text:span><text:span text:style-name="T40">#3 committer</text:span><text:span text:style-name="T21"> </text:span><text:span text:style-name="T23">by volume</text:span><text:span text:style-name="T36">)</text:span></text:p>
            <text:p text:style-name="P31"/>
            <text:p text:style-name="P28"><text:span text:style-name="T52">Commits <text:s/></text:span><text:span text:style-name="T53">Author</text:span></text:p>
            <text:p text:style-name="P28"><text:span text:style-name="T52">======= <text:s/>====</text:span><text:span text:style-name="T50">==</text:span><text:span text:style-name="T52"><text:line-break/> <text:s text:c="4"/></text:span><text:span text:style-name="T49">88 <text:s/>Bill</text:span></text:p>
            <text:p text:style-name="P32"><text:s text:c="5"/>72 <text:s/>Nick</text:p>
            <text:p text:style-name="P32"><text:s text:c="5"/>53 <text:s/>Andy (me)</text:p>
            <text:p text:style-name="P32"><text:s text:c="5"/>35 <text:s/>Sarah</text:p>
            <text:p text:style-name="P32"><text:s text:c="5"/>22 <text:s/>Emily</text:p>
            <text:p text:style-name="P32"><text:s text:c="4"/>... <text:s/>... </text:p>
            <text:p text:style-name="P32"/>
            <text:list xml:id="list183310284709821" text:continue-numbering="true" text:style-name="WWNum17">
              <text:list-item>
                <text:p text:style-name="P58">Pricewaterhouse Coopers (PwC)</text:p>
                <text:list>
                  <text:list-item>
                    <text:p text:style-name="P58">Fortune 500; 1 project; 6 months</text:p>
                  </text:list-item>
                  <text:list-item>
                    <text:p text:style-name="P59"><text:soft-page-break/>Angular 5, Node.js, MongoDB</text:p>
                  </text:list-item>
                </text:list>
              </text:list-item>
              <text:list-item>
                <text:p text:style-name="P52"><text:span text:style-name="T21">Elekta Corp (Current project;</text:span><text:span text:style-name="T32"> </text:span><text:span text:style-name="T38">3</text:span><text:span text:style-name="T34"> month</text:span><text:span text:style-name="T39">s</text:span><text:span text:style-name="T21">)</text:span></text:p>
              </text:list-item>
            </text:list>
            <text:p text:style-name="P18"/>
            <text:p text:style-name="P16"><text:span text:style-name="T49">Commits <text:s/></text:span><text:span text:style-name="T50">Author</text:span></text:p>
            <text:p text:style-name="P16"><text:span text:style-name="T49">======= <text:s/>====</text:span><text:span text:style-name="T50">==</text:span></text:p>
            <text:p text:style-name="P20"><text:s text:c="6"/>7 <text:s/>Dan</text:p>
            <text:p text:style-name="P20"><text:s text:c="6"/>4 <text:s/>Andy (me)</text:p>
            <text:p text:style-name="P20"/>
            <text:list xml:id="list183310529732809" text:continue-numbering="true" text:style-name="WWNum17">
              <text:list-item>
                <text:p text:style-name="P52"><text:span text:style-name="T21">Aggio.io (</text:span><text:span text:style-name="T35">Completed</text:span><text:span text:style-name="T21">; </text:span><text:span text:style-name="T29">3 weeks; </text:span><text:span text:style-name="T31">A</text:span><text:span text:style-name="T30">ll </text:span><text:span text:style-name="T29">pair/mob programming)</text:span></text:p>
              </text:list-item>
            </text:list>
            <text:p text:style-name="P19"/>
            <text:p text:style-name="P16"><text:span text:style-name="T49">Commits <text:s/></text:span><text:span text:style-name="T50">Author</text:span></text:p>
            <text:p text:style-name="P17"><text:span text:style-name="T52">======= <text:s/>====</text:span><text:span text:style-name="T50">==</text:span></text:p>
            <text:p text:style-name="P17"><text:span text:style-name="T49"><text:s text:c="5"/>41 <text:s/>J</text:span><text:span text:style-name="T51">on</text:span></text:p>
            <text:p text:style-name="P17"><text:span text:style-name="T51"><text:s text:c="5"/>34</text:span><text:span text:style-name="T49"> <text:s/></text:span><text:span text:style-name="T51">Pat</text:span></text:p>
            <text:p text:style-name="P17"><text:span text:style-name="T49"><text:s text:c="5"/>22 <text:s/></text:span><text:span text:style-name="T51">Nick</text:span></text:p>
            <text:p text:style-name="P17"><text:span text:style-name="T49"><text:s text:c="6"/>4 <text:s/></text:span><text:span text:style-name="T51">Andy (me)</text:span></text:p>
            <text:p text:style-name="P21"/>
            <text:p text:style-name="P5">Angular Boot Camps Taught (Primary Instructor):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row table:style-name="Table1.1">
                <table:table-cell table:style-name="Table1.A1" office:value-type="string">
                  <text:p text:style-name="P12">Date</text:p>
                </table:table-cell>
                <table:table-cell table:style-name="Table1.A1" office:value-type="string">
                  <text:p text:style-name="P12"># Days (8 hrs)</text:p>
                </table:table-cell>
                <table:table-cell table:style-name="Table1.A1" office:value-type="string">
                  <text:p text:style-name="P12">Class type</text:p>
                </table:table-cell>
                <table:table-cell table:style-name="Table1.A1" office:value-type="string">
                  <text:p text:style-name="P12"># Students</text:p>
                </table:table-cell>
              </table:table-row>
              <table:table-row table:style-name="Table1.1">
                <table:table-cell table:style-name="Table1.A2" office:value-type="string">
                  <text:p text:style-name="P11"><text:span text:style-name="T54">10-</text:span><text:span text:style-name="T55">0</text:span><text:span text:style-name="T54">7-2019</text:span></text:p>
                </table:table-cell>
                <table:table-cell table:style-name="Table1.A2" office:value-type="string">
                  <text:p text:style-name="P12">4</text:p>
                </table:table-cell>
                <table:table-cell table:style-name="Table1.A2" office:value-type="string">
                  <text:p text:style-name="P12">Private online</text:p>
                </table:table-cell>
                <table:table-cell table:style-name="Table1.A2" office:value-type="string">
                  <text:p text:style-name="P12">12</text:p>
                </table:table-cell>
              </table:table-row>
              <table:table-row table:style-name="Table1.1">
                <table:table-cell table:style-name="Table1.A2" office:value-type="string">
                  <text:p text:style-name="P12">10-28-2019</text:p>
                </table:table-cell>
                <table:table-cell table:style-name="Table1.A2" office:value-type="string">
                  <text:p text:style-name="P12">3</text:p>
                </table:table-cell>
                <table:table-cell table:style-name="Table1.A2" office:value-type="string">
                  <text:p text:style-name="P12">Public online</text:p>
                </table:table-cell>
                <table:table-cell table:style-name="Table1.A2" office:value-type="string">
                  <text:p text:style-name="P12">31</text:p>
                </table:table-cell>
              </table:table-row>
              <table:table-row table:style-name="Table1.1">
                <table:table-cell table:style-name="Table1.A2" office:value-type="string">
                  <text:p text:style-name="P11"><text:span text:style-name="T55">0</text:span><text:span text:style-name="T54">4-15-2019</text:span></text:p>
                </table:table-cell>
                <table:table-cell table:style-name="Table1.A2" office:value-type="string">
                  <text:p text:style-name="P12">3</text:p>
                </table:table-cell>
                <table:table-cell table:style-name="Table1.A2" office:value-type="string">
                  <text:p text:style-name="P9">Private in-person</text:p>
                </table:table-cell>
                <table:table-cell table:style-name="Table1.A2" office:value-type="string">
                  <text:p text:style-name="P12">9</text:p>
                </table:table-cell>
              </table:table-row>
              <table:table-row table:style-name="Table1.1">
                <table:table-cell table:style-name="Table1.A2" office:value-type="string">
                  <text:p text:style-name="P11"><text:span text:style-name="T55">0</text:span><text:span text:style-name="T54">9-</text:span><text:span text:style-name="T55">0</text:span><text:span text:style-name="T54">4-2019</text:span></text:p>
                </table:table-cell>
                <table:table-cell table:style-name="Table1.A2" office:value-type="string">
                  <text:p text:style-name="P12">3</text:p>
                </table:table-cell>
                <table:table-cell table:style-name="Table1.A2" office:value-type="string">
                  <text:p text:style-name="P10">Public online</text:p>
                </table:table-cell>
                <table:table-cell table:style-name="Table1.A2" office:value-type="string">
                  <text:p text:style-name="P12">11</text:p>
                </table:table-cell>
              </table:table-row>
              <table:table-row table:style-name="Table1.1">
                <table:table-cell table:style-name="Table1.A2" office:value-type="string">
                  <text:p text:style-name="P11"><text:span text:style-name="T55">0</text:span><text:span text:style-name="T54">1-</text:span><text:span text:style-name="T55">0</text:span><text:span text:style-name="T54">2-2019</text:span></text:p>
                </table:table-cell>
                <table:table-cell table:style-name="Table1.A2" office:value-type="string">
                  <text:p text:style-name="P12">3</text:p>
                </table:table-cell>
                <table:table-cell table:style-name="Table1.A2" office:value-type="string">
                  <text:p text:style-name="P10">Public online</text:p>
                </table:table-cell>
                <table:table-cell table:style-name="Table1.A2" office:value-type="string">
                  <text:p text:style-name="P12">2</text:p>
                </table:table-cell>
              </table:table-row>
              <table:table-row table:style-name="Table1.1">
                <table:table-cell table:style-name="Table1.A2" office:value-type="string">
                  <text:p text:style-name="P11"><text:span text:style-name="T54">10-</text:span><text:span text:style-name="T55">0</text:span><text:span text:style-name="T54">1-2019</text:span></text:p>
                </table:table-cell>
                <table:table-cell table:style-name="Table1.A2" office:value-type="string">
                  <text:p text:style-name="P12">4</text:p>
                </table:table-cell>
                <table:table-cell table:style-name="Table1.A2" office:value-type="string">
                  <text:p text:style-name="P10">Private in-person</text:p>
                </table:table-cell>
                <table:table-cell table:style-name="Table1.A2" office:value-type="string">
                  <text:p text:style-name="P12">13</text:p>
                </table:table-cell>
              </table:table-row>
            </table:table>
            <text:p text:style-name="P5"/>
            <text:p text:style-name="P5">Angular Boot Camps Co-taught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office:value-type="string">
                  <text:p text:style-name="P12">Date</text:p>
                </table:table-cell>
                <table:table-cell table:style-name="Table2.A1" office:value-type="string">
                  <text:p text:style-name="P12"># Days (8 hrs)</text:p>
                </table:table-cell>
                <table:table-cell table:style-name="Table2.A1" office:value-type="string">
                  <text:p text:style-name="P12">Class type</text:p>
                </table:table-cell>
                <table:table-cell table:style-name="Table2.A1" office:value-type="string">
                  <text:p text:style-name="P12"># Students</text:p>
                </table:table-cell>
              </table:table-row>
              <table:table-row table:style-name="Table2.1">
                <table:table-cell table:style-name="Table2.A2" office:value-type="string">
                  <text:p text:style-name="P11"><text:span text:style-name="T55">0</text:span><text:span text:style-name="T54">9-</text:span><text:span text:style-name="T55">0</text:span><text:span text:style-name="T54">6-2017</text:span></text:p>
                </table:table-cell>
                <table:table-cell table:style-name="Table2.A2" office:value-type="string">
                  <text:p text:style-name="P12">3</text:p>
                </table:table-cell>
                <table:table-cell table:style-name="Table2.A2" office:value-type="string">
                  <text:p text:style-name="P12">Public in-person </text:p>
                </table:table-cell>
                <table:table-cell table:style-name="Table2.A2" office:value-type="string">
                  <text:p text:style-name="P12">21</text:p>
                </table:table-cell>
              </table:table-row>
              <table:table-row table:style-name="Table2.1">
                <table:table-cell table:style-name="Table2.A2" office:value-type="string">
                  <text:p text:style-name="P11"><text:span text:style-name="T54">11-</text:span><text:span text:style-name="T55">0</text:span><text:span text:style-name="T54">6-2017</text:span></text:p>
                </table:table-cell>
                <table:table-cell table:style-name="Table2.A2" office:value-type="string">
                  <text:p text:style-name="P12">3</text:p>
                </table:table-cell>
                <table:table-cell table:style-name="Table2.A2" office:value-type="string">
                  <text:p text:style-name="P12">Public in-person </text:p>
                </table:table-cell>
                <table:table-cell table:style-name="Table2.A2" office:value-type="string">
                  <text:p text:style-name="P12">24</text:p>
                </table:table-cell>
              </table:table-row>
              <table:table-row table:style-name="Table2.1">
                <table:table-cell table:style-name="Table2.A2" office:value-type="string">
                  <text:p text:style-name="P12">12-11-2017</text:p>
                </table:table-cell>
                <table:table-cell table:style-name="Table2.A2" office:value-type="string">
                  <text:p text:style-name="P12">3</text:p>
                </table:table-cell>
                <table:table-cell table:style-name="Table2.A2" office:value-type="string">
                  <text:p text:style-name="P9">Public online</text:p>
                </table:table-cell>
                <table:table-cell table:style-name="Table2.A2" office:value-type="string">
                  <text:p text:style-name="P12">25</text:p>
                </table:table-cell>
              </table:table-row>
              <table:table-row table:style-name="Table2.1">
                <table:table-cell table:style-name="Table2.A2" office:value-type="string">
                  <text:p text:style-name="P11"><text:span text:style-name="T55">0</text:span><text:span text:style-name="T54">1-22-2018</text:span></text:p>
                </table:table-cell>
                <table:table-cell table:style-name="Table2.A2" office:value-type="string">
                  <text:p text:style-name="P12">3</text:p>
                </table:table-cell>
                <table:table-cell table:style-name="Table2.A2" office:value-type="string">
                  <text:p text:style-name="P10">Public in-person</text:p>
                </table:table-cell>
                <table:table-cell table:style-name="Table2.A2" office:value-type="string">
                  <text:p text:style-name="P12">10</text:p>
                </table:table-cell>
              </table:table-row>
              <table:table-row table:style-name="Table2.1">
                <table:table-cell table:style-name="Table2.A2" office:value-type="string">
                  <text:p text:style-name="P11"><text:span text:style-name="T55">0</text:span><text:span text:style-name="T54">4-23-2018</text:span></text:p>
                </table:table-cell>
                <table:table-cell table:style-name="Table2.A2" office:value-type="string">
                  <text:p text:style-name="P12">3</text:p>
                </table:table-cell>
                <table:table-cell table:style-name="Table2.A2" office:value-type="string">
                  <text:p text:style-name="P10">Public in-person</text:p>
                </table:table-cell>
                <table:table-cell table:style-name="Table2.A2" office:value-type="string">
                  <text:p text:style-name="P12">19</text:p>
                </table:table-cell>
              </table:table-row>
              <table:table-row table:style-name="Table2.1">
                <table:table-cell table:style-name="Table2.A2" office:value-type="string">
                  <text:p text:style-name="P11"><text:span text:style-name="T55">0</text:span><text:span text:style-name="T54">8-21-2018</text:span></text:p>
                </table:table-cell>
                <table:table-cell table:style-name="Table2.A2" office:value-type="string">
                  <text:p text:style-name="P12">3</text:p>
                </table:table-cell>
                <table:table-cell table:style-name="Table2.A2" office:value-type="string">
                  <text:p text:style-name="P10">Private in-person</text:p>
                </table:table-cell>
                <table:table-cell table:style-name="Table2.A2" office:value-type="string">
                  <text:p text:style-name="P12">16</text:p>
                </table:table-cell>
              </table:table-row>
              <table:table-row table:style-name="Table2.1">
                <table:table-cell table:style-name="Table2.A2" office:value-type="string">
                  <text:p text:style-name="P11"><text:span text:style-name="T55">0</text:span><text:span text:style-name="T54">2-11-2019</text:span></text:p>
                </table:table-cell>
                <table:table-cell table:style-name="Table2.A2" office:value-type="string">
                  <text:p text:style-name="P12">3</text:p>
                </table:table-cell>
                <table:table-cell table:style-name="Table2.A2" office:value-type="string">
                  <text:p text:style-name="P10">Private in-person</text:p>
                </table:table-cell>
                <table:table-cell table:style-name="Table2.A2" office:value-type="string">
                  <text:p text:style-name="P12">15</text:p>
                </table:table-cell>
              </table:table-row>
            </table:table>
            <text:p text:style-name="P5"/>
            <text:p text:style-name="P5">Technical Blog Posts Written:</text:p>
            <text:list xml:id="list183309538621704" text:continue-numbering="true" text:style-name="WWNum17">
              <text:list-item>
                <text:p text:style-name="P36">“How I Learned Angular” (9/16/17)</text:p>
              </text:list-item>
              <text:list-item>
                <text:p text:style-name="P36">“Angular Runtime Performance Guide” (9/19/17)</text:p>
                <text:list>
                  <text:list-item>
                    <text:p text:style-name="P52"><text:span text:style-name="T3">Featured on the </text:span><text:span text:style-name="T17">Google Angular blog</text:span></text:p>
                  </text:list-item>
                </text:list>
              </text:list-item>
              <text:list-item>
                <text:p text:style-name="P36">“Loopback 3, TypeScript, and Custom Connectors” (1/5/18)</text:p>
              </text:list-item>
            </text:list>
            <text:p text:style-name="P5"/>
            <text:p text:style-name="P1"><text:span text:style-name="T15">Conference Talks Given:</text:span><text:span text:style-name="T3"> </text:span></text:p>
            <text:list xml:id="list183310320236673" text:continue-numbering="true" text:style-name="WWNum17">
              <text:list-item>
                <text:p text:style-name="P36">Angular Drag-and-Drop at WindyCity DevFest 2019</text:p>
              </text:list-item>
              <text:list-item>
                <text:p text:style-name="P36">Angular Drag-and-Drop at St. Louis DevFest 2019</text:p>
              </text:list-item>
              <text:list-item>
                <text:p text:style-name="P36">Machine Learning + Angular at COMO DevFest 2019</text:p>
              </text:list-item>
              <text:list-item>
                <text:p text:style-name="P36">Full Stack Angular with NestJS at St. Louis DevFest 2019</text:p>
              </text:list-item>
            </text:list>
            <text:p text:style-name="P15"/>
            <text:p text:style-name="P33">Meetup Talks Given:</text:p>
            <text:list xml:id="list183310591084803" text:continue-numbering="true" text:style-name="WWNum17">
              <text:list-item>
                <text:p text:style-name="P36">“Rapid Declarative REST APIs for Angular Apps” (10/2017)</text:p>
              </text:list-item>
              <text:list-item>
                <text:p text:style-name="P36"><text:span text:style-name="T63">TensorFlow.js + Angular</text:span> at St. Louis Angular Lunch <text:span text:style-name="T63">(3/2019)</text:span></text:p>
              </text:list-item>
              <text:list-item>
                <text:p text:style-name="P46">Angular Reactive Forms at St. Louis Angular (2/2019)</text:p>
              </text:list-item>
              <text:list-item>
                <text:p text:style-name="P47">Angular Drag-and-Drop at <text:span text:style-name="T64">Porto Google Dev Group (2/2019)</text:span></text:p>
              </text:list-item>
            </text:list>
            <text:p text:style-name="P5"/>
            <text:p text:style-name="P5"><text:soft-page-break/>Conferences Attended:</text:p>
            <text:list xml:id="list939988339" text:style-name="WWNum18">
              <text:list-item>
                <text:p text:style-name="P48">Bazelcon 2019 (Sunnyvale)</text:p>
              </text:list-item>
              <text:list-item>
                <text:p text:style-name="P37">WindyCity DevFest 2019 <text:span text:style-name="T61">(Chicago)</text:span></text:p>
              </text:list-item>
              <text:list-item>
                <text:p text:style-name="P37">St. Louis DevFest 2019 <text:span text:style-name="T62">[</text:span>Both<text:span text:style-name="T62">]</text:span></text:p>
              </text:list-item>
              <text:list-item>
                <text:p text:style-name="P38">DevUp 2018 <text:span text:style-name="T61">(St. Louis)</text:span></text:p>
              </text:list-item>
              <text:list-item>
                <text:p text:style-name="P38">Strange Loop 2017 <text:span text:style-name="T61">(St. Louis)</text:span></text:p>
              </text:list-item>
            </text:list>
            <text:p text:style-name="P15"/>
            <text:p text:style-name="P33">Certifications:</text:p>
            <text:list xml:id="list183311319062153" text:continue-numbering="true" text:style-name="WWNum18">
              <text:list-item>
                <text:p text:style-name="P60">Google Cloud Platform (GCP) Professional Data Engineer Certification (Passed Exam 11/2019)</text:p>
              </text:list-item>
            </text:list>
            <text:p text:style-name="P5"/>
            <text:p text:style-name="P5">Training Completed:</text:p>
            <text:list xml:id="list183310611015885" text:continue-numbering="true" text:style-name="WWNum18">
              <text:list-item>
                <text:p text:style-name="P37">Google Cloud OnBoard St. Louis (5/9/18)</text:p>
              </text:list-item>
              <text:list-item>
                <text:p text:style-name="P37">Online courses for Google Cloud Platform</text:p>
              </text:list-item>
            </text:list>
            <text:p text:style-name="P3"/>
          </table:table-cell>
          <table:covered-table-cell/>
          <table:table-cell table:style-name="Table3.A1" office:value-type="string">
            <text:p text:style-name="P3">Summer 2017 – Present</text:p>
          </table:table-cell>
        </table:table-row>
        <table:table-row table:style-name="Table3.1">
          <table:table-cell table:style-name="Table3.A1" office:value-type="string">
            <text:p text:style-name="P3">Academic Appointments</text:p>
          </table:table-cell>
          <table:table-cell table:style-name="Table3.A1" table:number-columns-spanned="2" office:value-type="string">
            <text:p text:style-name="P6">Presidential Life Sciences Fellow</text:p>
            <text:p text:style-name="P8">Cornell University Computer Science PhD Program</text:p>
            <text:p text:style-name="P3">Courses:</text:p>
            <text:list xml:id="list2004675398" text:style-name="WWNum16">
              <text:list-item>
                <text:p text:style-name="P39">CS 6784 (Advanced Topics in Machine Learning)</text:p>
              </text:list-item>
              <text:list-item>
                <text:p text:style-name="P39">CS 5780 (Machine Learning)</text:p>
              </text:list-item>
              <text:list-item>
                <text:p text:style-name="P39">CS 5830 (Cryptography)</text:p>
              </text:list-item>
            </text:list>
            <text:p text:style-name="P3"/>
          </table:table-cell>
          <table:covered-table-cell/>
          <table:table-cell table:style-name="Table3.A1" office:value-type="string">
            <text:p text:style-name="P3">Fall 2016 – Spring 2017 </text:p>
          </table:table-cell>
        </table:table-row>
        <table:table-row table:style-name="Table3.1">
          <table:table-cell table:style-name="Table3.A1" office:value-type="string">
            <text:p text:style-name="P3">Industry Experience</text:p>
          </table:table-cell>
          <table:table-cell table:style-name="Table3.A1" table:number-columns-spanned="2" office:value-type="string">
            <text:p text:style-name="P1"><text:span text:style-name="T3">Two Summer Internships at</text:span><text:span text:style-name="T11"> </text:span><text:span text:style-name="T17">Intel Corporation</text:span><text:span text:style-name="T3"><text:line-break/>Manager: Sean Baartmans, Atom &amp; SoC Development Group</text:span></text:p>
            <text:p text:style-name="P3">Hillsboro, OR</text:p>
            <text:list xml:id="list3144779391" text:style-name="WWNum2">
              <text:list-item>
                <text:p text:style-name="P61">Wrote code for software tools currently in used by Intel and HP engineers for post-silicon validation of Intel Atom processors</text:p>
              </text:list-item>
              <text:list-item>
                <text:p text:style-name="P61">Learned C++ and C# </text:p>
              </text:list-item>
              <text:list-item>
                <text:p text:style-name="P61">Gave two PPT presentations to the business group</text:p>
              </text:list-item>
              <text:list-item>
                <text:p text:style-name="P61">Created poster and PPT slides on my work for a conference </text:p>
              </text:list-item>
            </text:list>
          </table:table-cell>
          <table:covered-table-cell/>
          <table:table-cell table:style-name="Table3.A1" office:value-type="string">
            <text:p text:style-name="P3">2011 - 2012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3">Database Administrator</text:p>
            <text:p text:style-name="P1"><text:span text:style-name="T17">NASA White Sands Test Facility</text:span><text:span text:style-name="T3">/Jacobs Technology</text:span></text:p>
            <text:p text:style-name="P3">Manager: Kyle M. Sparks, Oxygen Group Lead Mechanical Engineer</text:p>
            <text:list xml:id="list4171626205" text:style-name="WWNum15">
              <text:list-item>
                <text:p text:style-name="P40">Extended an existing ASP.NET application with new features</text:p>
              </text:list-item>
              <text:list-item>
                <text:p text:style-name="P40">Built web front-end to a SQL database for the oxygen test group</text:p>
              </text:list-item>
              <text:list-item>
                <text:p text:style-name="P40">One week on-site training at Las Cruces, NM</text:p>
              </text:list-item>
              <text:list-item>
                <text:p text:style-name="P40">Worked remotely from Atlanta during M.S. at Georgia Tech</text:p>
              </text:list-item>
              <text:list-item>
                <text:p text:style-name="P40">Held semi-weekly teleconferences on progress</text:p>
              </text:list-item>
            </text:list>
            <text:p text:style-name="P3"/>
          </table:table-cell>
          <table:covered-table-cell/>
          <table:table-cell table:style-name="Table3.A1" office:value-type="string">
            <text:p text:style-name="P3">2015</text:p>
          </table:table-cell>
        </table:table-row>
        <table:table-row table:style-name="Table3.1">
          <table:table-cell table:style-name="Table3.A1" office:value-type="string">
            <text:p text:style-name="P3">Prior Academic Appointments</text:p>
          </table:table-cell>
          <table:table-cell table:style-name="Table3.A1" table:number-columns-spanned="2" office:value-type="string">
            <text:p text:style-name="P8">Graduate Teaching Assistant</text:p>
            <text:p text:style-name="P3">ECE 3025B (Undergraduate Electromagnetics)</text:p>
            <text:p text:style-name="P3">Advisor: John Papapolymerou, Georgia Institute of Technology</text:p>
            <text:list xml:id="list2729918034" text:style-name="WWNum5">
              <text:list-item>
                <text:p text:style-name="P66">Graded homework assignments for ~50 students</text:p>
              </text:list-item>
              <text:list-item>
                <text:p text:style-name="P66">Gave two lectures in professor’s absence</text:p>
              </text:list-item>
              <text:list-item>
                <text:p text:style-name="P66">Proctored the midterm exam</text:p>
              </text:list-item>
              <text:list-item>
                <text:p text:style-name="P66">Held weekly office hours</text:p>
              </text:list-item>
              <text:list-item>
                <text:p text:style-name="P66">Held help sessions before midterms and finals </text:p>
              </text:list-item>
            </text:list>
          </table:table-cell>
          <table:covered-table-cell/>
          <table:table-cell table:style-name="Table3.A1" office:value-type="string">
            <text:p text:style-name="P3">Spring 2014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8">Graduate Teaching Assistant</text:p>
            <text:p text:style-name="P3">ECE 2026 (Undergraduate Digital Signal Processing)<text:line-break/>Advisor: Biing-Hwang Juang, Georgia Institute of Technology</text:p>
            <text:list xml:id="list2761753099" text:style-name="WWNum6">
              <text:list-item>
                <text:p text:style-name="P62"><text:soft-page-break/>Led two lab sections, ~15-20 students each</text:p>
              </text:list-item>
              <text:list-item>
                <text:p text:style-name="P62">Assisted a third lab section</text:p>
              </text:list-item>
              <text:list-item>
                <text:p text:style-name="P62">Graded lab assignments for first two lab sections</text:p>
              </text:list-item>
              <text:list-item>
                <text:p text:style-name="P67">Graded homework for one class section, ~40 students</text:p>
              </text:list-item>
              <text:list-item>
                <text:p text:style-name="P67">Held office hours twice per week</text:p>
              </text:list-item>
            </text:list>
          </table:table-cell>
          <table:covered-table-cell/>
          <table:table-cell table:style-name="Table3.A1" office:value-type="string">
            <text:p text:style-name="P3">Fall 2013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3">Study Abroad: Electrical Engineering, Technion, Haifa, Israel</text:p>
            <text:p text:style-name="P3"/>
          </table:table-cell>
          <table:covered-table-cell/>
          <table:table-cell table:style-name="Table3.A1" office:value-type="string">
            <text:p text:style-name="P3">Summer 2010</text:p>
          </table:table-cell>
        </table:table-row>
        <table:table-row table:style-name="Table3.1">
          <table:table-cell table:style-name="Table3.A1" office:value-type="string">
            <text:p text:style-name="P3">Prior Research Experience</text:p>
          </table:table-cell>
          <table:table-cell table:style-name="Table3.A1" table:number-columns-spanned="2" office:value-type="string">
            <text:p text:style-name="P3">Undergraduate Research</text:p>
            <text:p text:style-name="P1"><text:span text:style-name="T3">NASA Reduced Gravity Education Flight Program</text:span><text:span text:style-name="T11">, </text:span><text:span text:style-name="T9">Johnson Space Center</text:span></text:p>
            <text:list xml:id="list2913887178" text:style-name="WWNum1">
              <text:list-item>
                <text:p text:style-name="P65">Organized a five-student undergraduate team</text:p>
              </text:list-item>
              <text:list-item>
                <text:p text:style-name="P65">Collaborated with three NASA engineers and a USAF M.D.</text:p>
              </text:list-item>
              <text:list-item>
                <text:p text:style-name="P65">Designed and flew two research projects on zero-gravity airplane</text:p>
              </text:list-item>
              <text:list-item>
                <text:p text:style-name="P72">Co-authored two twenty-page research reports:</text:p>
              </text:list-item>
              <text:list-item>
                <text:p text:style-name="P73"><text:span text:style-name="T16">“Measuring Localized CO</text:span><text:span text:style-name="T56">2</text:span><text:span text:style-name="T16"> in Microgravity”</text:span><text:span text:style-name="T9"><text:line-break/>NASA observed unusual symptoms of hypoxia in astronauts aboard ISS. Investigated whether CO</text:span><text:span text:style-name="T57">2</text:span><text:span text:style-name="T9"> lingers near an astronaut's face between breaths. Our results did not suggest that diffusion occurs differently in a zero-gravity environment.</text:span></text:p>
              </text:list-item>
              <text:list-item>
                <text:p text:style-name="P73"><text:span text:style-name="T16">“Feedwater Supply Assembly for Spacesuit Cooling”</text:span><text:span text:style-name="T9"><text:line-break/>Apollo and Shuttle programs used space suits with bulky external backpacks. Explored a design concept for a smart, wearable water reservoir that could be integrated inside the space suit to increase astronaut mobility. Our study found significant challenges in realizing compact and wearable water reservoirs.</text:span></text:p>
              </text:list-item>
            </text:list>
          </table:table-cell>
          <table:covered-table-cell/>
          <table:table-cell table:style-name="Table3.A1" office:value-type="string">
            <text:p text:style-name="P3">2010 - 2012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1"><text:span text:style-name="T3">Undergraduate Research</text:span><text:span text:style-name="T11"> <text:line-break/></text:span><text:span text:style-name="T3">Advisor: Arye Nehorai, Washington University in St. Louis</text:span></text:p>
            <text:list xml:id="list938487646" text:style-name="WWNum4">
              <text:list-item>
                <text:p text:style-name="P41">Designed an NI LabView VI to control a three-wheeled robot</text:p>
              </text:list-item>
            </text:list>
            <text:list xml:id="list3601790304" text:style-name="WWNum3">
              <text:list-item>
                <text:p text:style-name="P63">Presented a poster at an annual Undergraduate Research Symposium</text:p>
              </text:list-item>
            </text:list>
          </table:table-cell>
          <table:covered-table-cell/>
          <table:table-cell table:style-name="Table3.A1" office:value-type="string">
            <text:p text:style-name="P3">Spring 2010</text:p>
          </table:table-cell>
        </table:table-row>
        <table:table-row table:style-name="Table3.1">
          <table:table-cell table:style-name="Table3.A1" office:value-type="string">
            <text:p text:style-name="P3">Invention Disclosures</text:p>
          </table:table-cell>
          <table:table-cell table:style-name="Table3.A1" table:number-columns-spanned="2" office:value-type="string">
            <text:list xml:id="list183310565036856" text:continue-numbering="true" text:style-name="WWNum3">
              <text:list-item>
                <text:p text:style-name="P49">Systems and Methods for Monitoring Central Heart Function from Peripherally Located Sensors, USPTO Provisional Patent</text:p>
              </text:list-item>
            </text:list>
          </table:table-cell>
          <table:covered-table-cell/>
          <table:table-cell table:style-name="Table3.A1" office:value-type="string">
            <text:p text:style-name="P3">2014</text:p>
          </table:table-cell>
        </table:table-row>
        <table:table-row table:style-name="Table3.1">
          <table:table-cell table:style-name="Table3.A1" office:value-type="string">
            <text:p text:style-name="P3">Journal Publications</text:p>
          </table:table-cell>
          <table:table-cell table:style-name="Table3.A1" table:number-columns-spanned="2" office:value-type="string">
            <text:list xml:id="list183311454840303" text:continue-numbering="true" text:style-name="WWNum3">
              <text:list-item>
                <text:p text:style-name="P49">A. D. Wiens, A. Johnson, and O. T. Inan, “Wearable Sensing of Cardiac Timing Intervals from Cardiogenic Limb Vibration Signals,” IEEE Sensors, 2016 Dec;17(5):1463-70.</text:p>
              </text:list-item>
            </text:list>
          </table:table-cell>
          <table:covered-table-cell/>
          <table:table-cell table:style-name="Table3.A1" office:value-type="string">
            <text:p text:style-name="P3">2016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83310718321194" text:continue-numbering="true" text:style-name="WWNum3">
              <text:list-item>
                <text:p text:style-name="P49">A. D. Wiens, A. Carek, and O. T. Inan, “Sternal Vibrations Reflect Hemodynamic Changes During Immersion: Underwater Ballistocardiography,” J. Acoustical Society of America 137, 2315 (2015).</text:p>
              </text:list-item>
            </text:list>
          </table:table-cell>
          <table:covered-table-cell/>
          <table:table-cell table:style-name="Table3.A1" office:value-type="string">
            <text:p text:style-name="P3">2015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83311141781502" text:continue-numbering="true" text:style-name="WWNum3">
              <text:list-item>
                <text:p text:style-name="P49">A. Q. Javaid, A. D. Wiens, N. F. Fesmire, M. A. Weitnauer, and O. T. Inan, “Quantifying and Reducing Posture-Dependent Distortion in Ballistocardiogram Measurements,” IEEE J Biomed Health Inform. 2015 Sep;19(5):1549-56. </text:p>
                <text:list>
                  <text:list-item>
                    <text:p text:style-name="P50">Featured article in July 2015 Monthly Highlights</text:p>
                  </text:list-item>
                </text:list>
              </text:list-item>
            </text:list>
          </table:table-cell>
          <table:covered-table-cell/>
          <table:table-cell table:style-name="Table3.A1" office:value-type="string">
            <text:p text:style-name="P3">2015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83310056287257" text:continue-numbering="true" text:style-name="WWNum3">
              <text:list-item>
                <text:p text:style-name="P49">A. D. Wiens and O. T. Inan, “Novel System Identification <text:soft-page-break/>Technique for Improved Wearable Hemodynamics Assessment,” IEEE Trans Biomed Eng. 2015 May;62(5):1345-54.</text:p>
                <text:list>
                  <text:list-item>
                    <text:p text:style-name="P50">Featured article in May 2015 Monthly Highlights</text:p>
                  </text:list-item>
                </text:list>
              </text:list-item>
            </text:list>
          </table:table-cell>
          <table:covered-table-cell/>
          <table:table-cell table:style-name="Table3.A1" office:value-type="string">
            <text:p text:style-name="P3">2015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83310504901283" text:continue-numbering="true" text:style-name="WWNum3">
              <text:list-item>
                <text:p text:style-name="P49">A. D. Wiens, M. Etemadi, S. Roy, L. Klein, and O. T. Inan, “Towards Continuous, Non-Invasive Assessment of Ventricular Function and Hemodynamics: Wearable Ballistocardiography,” IEEE J Biomed Health Inform. 2015 Jul;19(4):1435-42.</text:p>
              </text:list-item>
            </text:list>
            <text:p text:style-name="P23"/>
          </table:table-cell>
          <table:covered-table-cell/>
          <table:table-cell table:style-name="Table3.A1" office:value-type="string">
            <text:p text:style-name="P3">2014</text:p>
          </table:table-cell>
        </table:table-row>
        <table:table-row table:style-name="Table3.1">
          <table:table-cell table:style-name="Table3.A1" office:value-type="string">
            <text:p text:style-name="P3">Invited Presentations</text:p>
          </table:table-cell>
          <table:table-cell table:style-name="Table3.A1" table:number-columns-spanned="2" office:value-type="string">
            <text:list xml:id="list183310852061876" text:continue-numbering="true" text:style-name="WWNum3">
              <text:list-item>
                <text:p text:style-name="P42">A. Wiens, M. Etemadi, S. Roy, L. Klein, and O. T. Inan, “Wearable ballistocardiography: preliminary methods for mapping surface vibration measurements to whole body forces,” 36th Annual IEEE Engineering in Medicine and Biology, Chicago, IL, August 2014.</text:p>
              </text:list-item>
            </text:list>
            <text:p text:style-name="P22"/>
          </table:table-cell>
          <table:covered-table-cell/>
          <table:table-cell table:style-name="Table3.A1" office:value-type="string">
            <text:p text:style-name="P3">2014</text:p>
          </table:table-cell>
        </table:table-row>
        <table:table-row table:style-name="Table3.1">
          <table:table-cell table:style-name="Table3.A1" office:value-type="string">
            <text:p text:style-name="P3">Conference Publications &amp; Presentations</text:p>
          </table:table-cell>
          <table:table-cell table:style-name="Table3.A1" table:number-columns-spanned="2" office:value-type="string">
            <text:list xml:id="list183310634619897" text:continue-numbering="true" text:style-name="WWNum3">
              <text:list-item>
                <text:p text:style-name="P53"><text:span text:style-name="T9">A. D. Wiens, S. Prahalad, and O. T. Inan, “VibroCV: A computer vision-based vibroarthrography platform with possible application to Juvenile idiopathic arthritis,” </text:span><text:span text:style-name="T3">38</text:span><text:span text:style-name="T59">th</text:span><text:span text:style-name="T3"> Annual International Conference of the IEEE Engineering in Medicine and Biology Society (EMBS), Orlando, FL, 2016.</text:span></text:p>
              </text:list-item>
            </text:list>
          </table:table-cell>
          <table:covered-table-cell/>
          <table:table-cell table:style-name="Table3.A1" office:value-type="string">
            <text:p text:style-name="P3">2016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83311323196899" text:continue-numbering="true" text:style-name="WWNum3">
              <text:list-item>
                <text:p text:style-name="P53"><text:span text:style-name="T9">A. D. Wiens, A. Carek, and O. T. Inan, “Sternal Vibrations Reflect Hemodynamic Changes During Immersion: Underwater Ballistocardiography,” 169</text:span><text:span text:style-name="T60">th</text:span><text:span text:style-name="T9"> Meeting of the Acoustical Society of America, Pittsburgh, PA, 2015.</text:span></text:p>
              </text:list-item>
            </text:list>
          </table:table-cell>
          <table:covered-table-cell/>
          <table:table-cell table:style-name="Table3.A1" office:value-type="string">
            <text:p text:style-name="P3">2015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83311207687990" text:continue-numbering="true" text:style-name="WWNum3">
              <text:list-item>
                <text:p text:style-name="P42">A. D. Wiens, S. Hersek, and O. T. Inan, “Live Demonstration: Listen to your Body: The Sounds of Injury and Inflammation,” IEEE Biomedical Circuits and Systems Conference (BioCAS), Atlanta, GA, 2015.</text:p>
              </text:list-item>
            </text:list>
          </table:table-cell>
          <table:covered-table-cell/>
          <table:table-cell table:style-name="Table3.A1" office:value-type="string">
            <text:p text:style-name="P3">2015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83310272032357" text:continue-numbering="true" text:style-name="WWNum3">
              <text:list-item>
                <text:p text:style-name="P53"><text:span text:style-name="T3">A. D. Wiens and O. T. Inan, “Accelerometer Body Sensor Network Improves Systolic Time Interval Assessment with Wearable Ballistocardiography,” 37</text:span><text:span text:style-name="T59">th</text:span><text:span text:style-name="T3"> Annual International Conference of the IEEE Engineering in Medicine and Biology Society (EMBS), Milan, Italy, August 25-29, 2015.</text:span></text:p>
              </text:list-item>
            </text:list>
          </table:table-cell>
          <table:covered-table-cell/>
          <table:table-cell table:style-name="Table3.A1" office:value-type="string">
            <text:p text:style-name="P3">2015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83309848997029" text:continue-numbering="true" text:style-name="WWNum3">
              <text:list-item>
                <text:p text:style-name="P53"><text:span text:style-name="T9">O. T. Inan and A. D. Wiens, “Early Findings Exploring the Possibility of Combining Ballistocardiogram and Plethysmographic Measures from the Hand,” 36th Annual </text:span><text:span text:style-name="T3">International Conference of the IEEE Engineering in Medicine and Biology Society (EMBS)</text:span><text:span text:style-name="T9">, Chicago, IL, 2014.</text:span></text:p>
              </text:list-item>
            </text:list>
            <text:p text:style-name="P23"/>
          </table:table-cell>
          <table:covered-table-cell/>
          <table:table-cell table:style-name="Table3.A1" office:value-type="string">
            <text:p text:style-name="P3">2014</text:p>
          </table:table-cell>
        </table:table-row>
        <table:table-row table:style-name="Table3.1">
          <table:table-cell table:style-name="Table3.A1" office:value-type="string">
            <text:p text:style-name="P3">Academic Honors and Awards</text:p>
          </table:table-cell>
          <table:table-cell table:style-name="Table3.A1" table:number-columns-spanned="2" office:value-type="string">
            <text:list xml:id="list1336449133" text:style-name="WWNum7">
              <text:list-item>
                <text:p text:style-name="P51">Cornell Presidential Life Sciences Fellowship</text:p>
              </text:list-item>
              <text:list-item>
                <text:p text:style-name="P51">NSF Fellowship Honorable Mention</text:p>
              </text:list-item>
              <text:list-item>
                <text:p text:style-name="P54"><text:span text:style-name="T11">Best grade in the class, ECE 6360</text:span><text:span text:style-name="T3"> (Taught by Dr. Madhavan Swaminathan, course based on Pozar’s </text:span><text:span text:style-name="T14">Microwave Engineering</text:span><text:span text:style-name="T3">)</text:span></text:p>
              </text:list-item>
              <text:list-item>
                <text:p text:style-name="P54"><text:span text:style-name="T11">President’s Scholarship</text:span><text:span text:style-name="T3">,</text:span><text:span text:style-name="T11"> </text:span><text:span text:style-name="T3">Georgia Institute of Technology </text:span></text:p>
              </text:list-item>
              <text:list-item>
                <text:p text:style-name="P43">Outstanding Senior Award, School of Engineering &amp; Applied Science, Washington University in St. Louis </text:p>
              </text:list-item>
              <text:list-item>
                <text:p text:style-name="P43">2011 St. Louis Section of IEEE Certificate of Appreciation</text:p>
              </text:list-item>
              <text:list-item>
                <text:p text:style-name="P43">First Place IEEE Black Box Competition</text:p>
              </text:list-item>
              <text:list-item>
                <text:p text:style-name="P43">Dean’s List, Washington University in St. Louis</text:p>
              </text:list-item>
            </text:list>
            <text:p text:style-name="P22"/>
          </table:table-cell>
          <table:covered-table-cell/>
          <table:table-cell table:style-name="Table3.A1" office:value-type="string">
            <text:p text:style-name="P3">2016 – 2017<text:line-break/>2015<text:line-break/>Spring 2014<text:line-break/><text:line-break/>2013 - 2016 <text:line-break/>2013<text:line-break/><text:line-break/>2011<text:line-break/>2010<text:line-break/>2009 - 2012</text:p>
          </table:table-cell>
        </table:table-row>
        <table:table-row table:style-name="Table3.1">
          <table:table-cell table:style-name="Table3.A1" office:value-type="string">
            <text:p text:style-name="P3">Funded Grants <text:soft-page-break/>Authored</text:p>
          </table:table-cell>
          <table:table-cell table:style-name="Table3.A1" table:number-columns-spanned="2" office:value-type="string">
            <text:list xml:id="list183310827447508" text:continue-numbering="true" text:style-name="WWNum7">
              <text:list-item>
                <text:p text:style-name="P54"><text:span text:style-name="T11">Center for Pediatric Innovation Seed</text:span><text:span text:style-name="T3"> </text:span><text:span text:style-name="T11">Grant</text:span><text:span text:style-name="T3"> (</text:span><text:span text:style-name="T11">$50,000)</text:span><text:span text:style-name="T3"><text:line-break/>Children’s Healthcare of Atlanta</text:span></text:p>
                <text:list>
                  <text:list-item>
                    <text:p text:style-name="P43"><text:soft-page-break/>Wrote the grant proposal which was funded.</text:p>
                  </text:list-item>
                  <text:list-item>
                    <text:p text:style-name="P43">Collaborating with Dr. Sampath Prahalad, M.D., Associate Professor of Pediatrics and Director of Translational Research in Pediatric Rheumatology, Emory School of Medicine.</text:p>
                  </text:list-item>
                  <text:list-item>
                    <text:p text:style-name="P43">Pilot study of joint sounds as biomarkers for juvenile inflammatory diseases.</text:p>
                  </text:list-item>
                  <text:list-item>
                    <text:p text:style-name="P43">Currently designing battery-less wireless passive backscatter wearable microphone for children to wear.</text:p>
                  </text:list-item>
                  <text:list-item>
                    <text:p text:style-name="P43">Currently designing contact-less joint angle measurement system using computer vision.</text:p>
                  </text:list-item>
                  <text:list-item>
                    <text:p text:style-name="P43">Monthly all-hands team meetings.</text:p>
                  </text:list-item>
                </text:list>
              </text:list-item>
            </text:list>
            <text:p text:style-name="P25"/>
          </table:table-cell>
          <table:covered-table-cell/>
          <table:table-cell table:style-name="Table3.A1" office:value-type="string">
            <text:p text:style-name="P3">2015 - 2016</text:p>
          </table:table-cell>
        </table:table-row>
        <table:table-row table:style-name="Table3.1">
          <table:table-cell table:style-name="Table3.A1" office:value-type="string">
            <text:p text:style-name="P3">Mentorship</text:p>
          </table:table-cell>
          <table:table-cell table:style-name="Table3.A1" table:number-columns-spanned="2" office:value-type="string">
            <text:p text:style-name="P3">Edward Vear, Sahithi Bonala, and Dominic Pattison</text:p>
            <text:p text:style-name="P3">B.S. Students, Electrical and Computer Engineering, Georgia Institute of Technology</text:p>
            <text:list xml:id="list3931561887" text:style-name="WWNum13">
              <text:list-item>
                <text:p text:style-name="P44">Year-long research project to target and listen to sounds of healthy and injured/diseased joints.</text:p>
                <text:list>
                  <text:list-item>
                    <text:p text:style-name="P44">Project involves computer vision via Microsoft Kinect and audio via a highly-directional shotgun microphone.</text:p>
                  </text:list-item>
                </text:list>
              </text:list-item>
              <text:list-item>
                <text:p text:style-name="P44">Guided undergraduates through writing a 4-page research proposal outlining their project.</text:p>
              </text:list-item>
              <text:list-item>
                <text:p text:style-name="P44">Training and assisting the students in Dr. Inan’s lab.</text:p>
              </text:list-item>
              <text:list-item>
                <text:p text:style-name="P44">Holding weekly progress meetings and one-on-one meetings.</text:p>
              </text:list-item>
              <text:list-item>
                <text:p text:style-name="P44">Sharing slides during roundtables with other research groups.</text:p>
              </text:list-item>
              <text:list-item>
                <text:p text:style-name="P44">Formal presentation to large undergraduate audience at the end.</text:p>
              </text:list-item>
            </text:list>
            <text:p text:style-name="P6"/>
          </table:table-cell>
          <table:covered-table-cell/>
          <table:table-cell table:style-name="Table3.A1" office:value-type="string">
            <text:p text:style-name="P3">2015 - 2016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3">Ann Johnson</text:p>
            <text:p text:style-name="P3">B.S. Student, Biomedical Engineering, Georgia Institute of Technology</text:p>
            <text:list xml:id="list1195935169" text:style-name="WWNum14">
              <text:list-item>
                <text:p text:style-name="P68">Trained Ann for collecting ballistocardiograms on human subjects using 3x PCB Piezotronics wideband accelerometers, BIOPAC ECG/ICG modules, and a modified weighing scale.</text:p>
              </text:list-item>
              <text:list-item>
                <text:p text:style-name="P68">Collaborating with Ann to write a journal paper on our findings.</text:p>
              </text:list-item>
              <text:list-item>
                <text:p text:style-name="P68">Held weekly progress meetings.</text:p>
              </text:list-item>
              <text:list-item>
                <text:p text:style-name="P68">Helped Ann recruit and record subjects for the study.</text:p>
              </text:list-item>
            </text:list>
          </table:table-cell>
          <table:covered-table-cell/>
          <table:table-cell table:style-name="Table3.A1" office:value-type="string">
            <text:p text:style-name="P3">2015 - 2016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3">Clément Julliard</text:p>
            <text:p text:style-name="P3">M.S. Student, Computer Science, Georgia Institute of Technology</text:p>
            <text:list xml:id="list2228041206" text:style-name="WWNum11">
              <text:list-item>
                <text:p text:style-name="P69">Led project that measured BCG signals with Google Glass.</text:p>
              </text:list-item>
              <text:list-item>
                <text:p text:style-name="P69">Extracted physiologic measurements using the accelerometer.</text:p>
              </text:list-item>
              <text:list-item>
                <text:p text:style-name="P69">Taught Clement how to process signals in MATLAB.</text:p>
              </text:list-item>
            </text:list>
            <text:p text:style-name="P24">Held monthly project meetings.</text:p>
          </table:table-cell>
          <table:covered-table-cell/>
          <table:table-cell table:style-name="Table3.A1" office:value-type="string">
            <text:p text:style-name="P3">Spring 2015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3">Forrest Fesmire</text:p>
            <text:p text:style-name="P3">B.S. Student, Electrical Engineering, Georgia Institute of Technology</text:p>
            <text:list xml:id="list4144971766" text:style-name="WWNum9">
              <text:list-item>
                <text:p text:style-name="P70">Worked with Forrest to develop piezoelectric pulse sensor.</text:p>
              </text:list-item>
              <text:list-item>
                <text:p text:style-name="P70">Trained Forrest on how to collect data for human subjects trials to study</text:p>
                <text:list>
                  <text:list-item>
                    <text:p text:style-name="P70">The effects of body posture on the ballistocardiogram.</text:p>
                  </text:list-item>
                  <text:list-item>
                    <text:p text:style-name="P70">The feasibility of applying the ballistocardiogram as a surrogate for pre-ejection period in cuffless blood <text:soft-page-break/>pressure measurements.</text:p>
                  </text:list-item>
                </text:list>
              </text:list-item>
              <text:list-item>
                <text:p text:style-name="P70">Discussed undergrad courses and applying to graduate school.</text:p>
              </text:list-item>
            </text:list>
          </table:table-cell>
          <table:covered-table-cell/>
          <table:table-cell table:style-name="Table3.A1" office:value-type="string">
            <text:p text:style-name="P3">2014-2015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3">Andrew Carek</text:p>
            <text:p text:style-name="P3">M.S. Student, Electrical Engineering, Georgia Institute of Technology</text:p>
            <text:list xml:id="list3252152050" text:style-name="WWNum10">
              <text:list-item>
                <text:p text:style-name="P71">Trained Andrew in the lab for collecting human subjects data.</text:p>
              </text:list-item>
              <text:list-item>
                <text:p text:style-name="P71">Collaborated in developing:</text:p>
                <text:list>
                  <text:list-item>
                    <text:p text:style-name="P71">Piezoelectric sensor to measure radial arterial waveform</text:p>
                  </text:list-item>
                  <text:list-item>
                    <text:p text:style-name="P71">Equipment for cuff-less blood pressure pilot study.</text:p>
                  </text:list-item>
                  <text:list-item>
                    <text:p text:style-name="P71">Signal processing techniques to analyze the waveforms.</text:p>
                  </text:list-item>
                </text:list>
              </text:list-item>
              <text:list-item>
                <text:p text:style-name="P71">Traveled to California with Andrew to set up pilot study at University of California-San Francisco School of Medicine.</text:p>
              </text:list-item>
              <text:list-item>
                <text:p text:style-name="P71">Advised Andrew about graduate courses and research topics.</text:p>
              </text:list-item>
            </text:list>
          </table:table-cell>
          <table:covered-table-cell/>
          <table:table-cell table:style-name="Table3.A1" office:value-type="string">
            <text:p text:style-name="P3">2014-2015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3">Aaron Enten<text:line-break/>Ph.D Student, Bioengineering, Georgia Institute of Technology</text:p>
            <text:list xml:id="list183311382212320" text:continue-numbering="true" text:style-name="WWNum10">
              <text:list-item>
                <text:p text:style-name="P64">Mentored Aaron Enten during his rotation in Dr. Inan’s lab.</text:p>
              </text:list-item>
              <text:list-item>
                <text:p text:style-name="P64">Helped develop research plan to study biomechanics of the body with active mechanical stimulation via rotating eccentric mass.</text:p>
              </text:list-item>
              <text:list-item>
                <text:p text:style-name="P64">Helped debug problems with equipment and research methods.</text:p>
              </text:list-item>
            </text:list>
            <text:list xml:id="list183311478401976" text:continue-list="list4144971766" text:style-name="WWNum9">
              <text:list-item>
                <text:p text:style-name="P70">Met with Aaron monthly to advise and assess progress.</text:p>
              </text:list-item>
            </text:list>
          </table:table-cell>
          <table:covered-table-cell/>
          <table:table-cell table:style-name="Table3.A1" office:value-type="string">
            <text:p text:style-name="P3">Fall 2014</text:p>
          </table:table-cell>
        </table:table-row>
        <table:table-row table:style-name="Table3.1">
          <table:table-cell table:style-name="Table3.A1" office:value-type="string">
            <text:p text:style-name="P3">Outreach &amp; Community Service</text:p>
          </table:table-cell>
          <table:table-cell table:style-name="Table3.A1" table:number-columns-spanned="2" office:value-type="string">
            <text:list xml:id="list1475651423" text:style-name="WWNum8">
              <text:list-item>
                <text:p text:style-name="P45">Clinical Volunteering, Operating Room<text:line-break/>Atlanta Medical Center (Level 1 Trauma)</text:p>
                <text:list>
                  <text:list-item>
                    <text:p text:style-name="P45">Worked 30 hours</text:p>
                  </text:list-item>
                  <text:list-item>
                    <text:p text:style-name="P45">Change bed sheets</text:p>
                  </text:list-item>
                  <text:list-item>
                    <text:p text:style-name="P45">Transport patients to/from OR on beds/stretchers</text:p>
                  </text:list-item>
                  <text:list-item>
                    <text:p text:style-name="P55"><text:span text:style-name="T3">Stock sterile fluids and replace/refill O</text:span><text:span text:style-name="T58">2</text:span><text:span text:style-name="T3"> tanks</text:span></text:p>
                  </text:list-item>
                  <text:list-item>
                    <text:p text:style-name="P45">Surgeons observed:</text:p>
                    <text:list>
                      <text:list-item>
                        <text:p text:style-name="P45">Dr. Thomas Schoborg, M.D. (Urology)</text:p>
                      </text:list-item>
                      <text:list-item>
                        <text:p text:style-name="P45">Dr. Steven Kane, M.D. (Orthopedics)</text:p>
                      </text:list-item>
                      <text:list-item>
                        <text:p text:style-name="P45">Dr. Daniel Schlatterer, D.O. (Orthopedics)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e3.A1" office:value-type="string">
            <text:p text:style-name="P3">Fall 2015 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83309501920678" text:continue-numbering="true" text:style-name="WWNum8">
              <text:list-item>
                <text:p text:style-name="P45">Volunteer reviewer of grant applications for 2015 Georgia Tech President's Undergraduate Research Awards (PURA).</text:p>
              </text:list-item>
            </text:list>
          </table:table-cell>
          <table:covered-table-cell/>
          <table:table-cell table:style-name="Table3.A1" office:value-type="string">
            <text:p text:style-name="P3">2015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83310260210321" text:continue-numbering="true" text:style-name="WWNum8">
              <text:list-item>
                <text:p text:style-name="P45">Treasurer and Webmaster of IEEE Engineering in Medicine and Biology Society (EMBS) at Georgia Institute of Technology</text:p>
                <text:list>
                  <text:list-item>
                    <text:p text:style-name="P45">Hosted Dr. May Wang IEEE-EMBS Distinguished Lecturer for the Atlanta metro area.</text:p>
                  </text:list-item>
                  <text:list-item>
                    <text:p text:style-name="P45">Organized GT Bioengineering Overview, research presentations by PhD students for the GT community.</text:p>
                  </text:list-item>
                </text:list>
              </text:list-item>
            </text:list>
          </table:table-cell>
          <table:covered-table-cell/>
          <table:table-cell table:style-name="Table3.A1" office:value-type="string">
            <text:p text:style-name="P3">2014-2015<text:line-break/><text:line-break/>April 22, 2015<text:line-break/><text:line-break/>Feb. 26, 2015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83311563661126" text:continue-numbering="true" text:style-name="WWNum8">
              <text:list-item>
                <text:p text:style-name="P45">Gave research presentation at the EMBS Bioengineering Overview to undergraduate and graduate students.</text:p>
              </text:list-item>
            </text:list>
          </table:table-cell>
          <table:covered-table-cell/>
          <table:table-cell table:style-name="Table3.A1" office:value-type="string">
            <text:p text:style-name="P3">Feb. 2015</text:p>
          </table:table-cell>
        </table:table-row>
        <table:table-row table:style-name="Table3.36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83309447099917" text:continue-numbering="true" text:style-name="WWNum8">
              <text:list-item>
                <text:p text:style-name="P45">Washington University IEEE Student Chapter Leadership Roles</text:p>
                <text:list>
                  <text:list-item>
                    <text:p text:style-name="P45">Webmaster</text:p>
                  </text:list-item>
                  <text:list-item>
                    <text:p text:style-name="P45">Secretary</text:p>
                  </text:list-item>
                  <text:list-item>
                    <text:p text:style-name="P45">President</text:p>
                  </text:list-item>
                </text:list>
              </text:list-item>
            </text:list>
          </table:table-cell>
          <table:covered-table-cell/>
          <table:table-cell table:style-name="Table3.A1" office:value-type="string">
            <text:p text:style-name="P3"><text:line-break/>2010 - 2011<text:line-break/>2011 - 2012<text:line-break/>2012 - 2013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83310559560986" text:continue-numbering="true" text:style-name="WWNum8">
              <text:list-item>
                <text:p text:style-name="P45">Organized two IEEE Black Box Competitions.</text:p>
                <text:list>
                  <text:list-item>
                    <text:p text:style-name="P45">Undergraduate teams across Missouri were given three hours to reverse-engineer a circuit.</text:p>
                  </text:list-item>
                  <text:list-item>
                    <text:p text:style-name="P45">Cash prizes were awarded for first - third place.</text:p>
                  </text:list-item>
                </text:list>
              </text:list-item>
            </text:list>
          </table:table-cell>
          <table:covered-table-cell/>
          <table:table-cell table:style-name="Table3.A1" office:value-type="string">
            <text:p text:style-name="P3">2012 - 2013</text:p>
          </table:table-cell>
        </table:table-row>
        <text:soft-page-break/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83310176660692" text:continue-numbering="true" text:style-name="WWNum8">
              <text:list-item>
                <text:p text:style-name="P45">Presented a poster to prospective students at the Society of Women Engineers Women in Engineering Day, Washington University.</text:p>
              </text:list-item>
            </text:list>
          </table:table-cell>
          <table:covered-table-cell/>
          <table:table-cell table:style-name="Table3.A1" office:value-type="string">
            <text:p text:style-name="P3">2011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list xml:id="list183311141960953" text:continue-numbering="true" text:style-name="WWNum8">
              <text:list-item>
                <text:p text:style-name="P45">Hands-on engineering games and NASA RGEFP video showing with inner-city middle school students at KIPP Inspire Academy, St. Louis.</text:p>
              </text:list-item>
            </text:list>
          </table:table-cell>
          <table:covered-table-cell/>
          <table:table-cell table:style-name="Table3.A1" office:value-type="string">
            <text:p text:style-name="P3">2011</text:p>
          </table:table-cell>
        </table:table-row>
      </table:table>
      <text:p text:style-name="P1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2" svg:font-family="'Courier New'"/>
    <style:font-face style:name="Courier New1" svg:font-family="'Courier New'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helvetica" svg:font-family="helvetica" style:font-family-generic="roman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3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3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3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3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3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3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Helvetica" fo:font-family="Helvetica" style:font-family-generic="roman" style:font-pitch="variable" fo:font-size="10pt" style:font-size-asian="10pt" style:font-name-complex="Courier New3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3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3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3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3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3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3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3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3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3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3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3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Helvetica" fo:font-family="Helvetica" style:font-family-generic="roman" style:font-pitch="variable"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="Helvetica" fo:font-family="Helvetica" style:font-family-generic="roman" style:font-pitch="variable" fo:font-size="10pt" style:font-size-asian="10pt" style:font-name-complex="Courier New3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3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3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="Helvetica" fo:font-family="Helvetica" style:font-family-generic="roman" style:font-pitch="variable" fo:font-size="10pt" style:font-size-asian="10pt" style:font-name-complex="Courier New3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Helvetica" fo:font-family="Helvetica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3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3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="Helvetica" fo:font-family="Helvetica" style:font-family-generic="roman" style:font-pitch="variable"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="Helvetica" fo:font-family="Helvetica" style:font-family-generic="roman" style:font-pitch="variable" fo:font-size="10pt" style:font-size-asian="10pt" style:font-name-complex="Courier New3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3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3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="Helvetica" fo:font-family="Helvetica" style:font-family-generic="roman" style:font-pitch="variable" fo:font-size="10pt" style:font-size-asian="10pt" style:font-name-complex="Courier New3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3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3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3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3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3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3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3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3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Helvetica" fo:font-family="Helvetica" style:font-family-generic="roman" style:font-pitch="variable"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="Helvetica" fo:font-family="Helvetica" style:font-family-generic="roman" style:font-pitch="variable" fo:font-size="10pt" fo:font-weight="bold" style:font-size-asian="10pt" style:font-weight-asian="bold" style:font-name-complex="Courier New3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3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3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3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3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3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3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3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3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3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3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3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="Helvetica" fo:font-family="Helvetic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="Helvetica" fo:font-family="Helvetica" style:font-family-generic="roman" style:font-pitch="variable" fo:font-size="10pt" style:font-size-asian="10pt" style:font-name-complex="Courier New3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3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3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="Helvetica" fo:font-family="Helvetica" style:font-family-generic="roman" style:font-pitch="variable" fo:font-size="10pt"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3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3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3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="Courier New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111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1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114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1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117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120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2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12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2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12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2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129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3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132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3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135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13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14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14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14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4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15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15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15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15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16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04:35:00</meta:creation-date>
    <meta:initial-creator>Andrew Wiens</meta:initial-creator>
    <dc:language>en-US</dc:language>
    <meta:print-date>2018-01-29T22:17:00</meta:print-date>
    <dc:date>2020-01-25T18:33:09.251285029</dc:date>
    <meta:editing-cycles>157</meta:editing-cycles>
    <meta:editing-duration>PT4H38M55S</meta:editing-duration>
    <meta:generator>LibreOffice/6.0.7.3$Linux_X86_64 LibreOffice_project/00m0$Build-3</meta:generator>
    <meta:document-statistic meta:table-count="3" meta:image-count="0" meta:object-count="0" meta:page-count="8" meta:paragraph-count="333" meta:word-count="2204" meta:character-count="14532" meta:non-whitespace-character-count="12668"/>
    <meta:user-defined meta:name="AppVersion">16.0000</meta:user-defined>
    <meta:user-defined meta:name="Company">TEAM 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